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tcp"/>TCP<text:bookmark-end text:name="tcp"/></text:h>
      <text:h text:style-name="Heading_20_3" text:outline-level="3"><text:bookmark-start text:name="client.c"/>client.c<text:bookmark-end text:name="client.c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unistd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define PORT </text:span><text:span text:style-name="DecValTok">8080</text:span> </text:p>
      <text:p text:style-name="Preformatted_20_Text"><text:span text:style-name="PreprocessorTok">#define BUFFER_SIZE </text:span><text:span text:style-name="DecValTok">1024</text:span> </text:p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serv_addr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buffer</text:span><text:span text:style-name="OperatorTok">[</text:span><text:span text:style-name="NormalTok">BUFFER_SIZE</text:span><text:span text:style-name="OperatorTok">]</text:span><text:span text:style-name="NormalTok"> </text:span><text:span text:style-name="OperatorTok">=</text:span><text:span text:style-name="NormalTok"> </text:span><text:span text:style-name="OperatorTok">{</text:span><text:span text:style-name="DecValTok">0</text:span><text:span text:style-name="OperatorTok">};</text:span> </text:p>
      <text:p text:style-name="Preformatted_20_Text"><text:span text:style-name="NormalTok"><text:s text:c="4"/></text:span><text:span text:style-name="DataTypeTok">char</text:span><text:span text:style-name="NormalTok"> message</text:span><text:span text:style-name="OperatorTok">[</text:span><text:span text:style-name="NormalTok">BUFFER_SIZE</text:span><text:span text:style-name="OperatorTok">]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(</text:span><text:span text:style-name="NormalTok">sock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STREAM</text:span><text:span text:style-name="OperatorTok">,</text:span><text:span text:style-name="NormalTok"> </text:span><text:span text:style-name="DecValTok">0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</text:span><text:span text:style-name="SpecialCharTok">\n</text:span><text:span text:style-name="StringTok"> Socket creation error 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serv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PORT</text:span><text:span text:style-name="OperatorTok">);</text:span> </text:p>
      <text:p text:style-name="Preformatted_20_Text"/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inet_pton</text:span><text:span text:style-name="OperatorTok">(</text:span><text:span text:style-name="NormalTok">AF_INET</text:span><text:span text:style-name="OperatorTok">,</text:span><text:span text:style-name="NormalTok"> </text:span><text:span text:style-name="StringTok">"127.0.0.1"</text:span><text:span text:style-name="OperatorTok">,</text:span><text:span text:style-name="NormalTok"> </text:span><text:span text:style-name="OperatorTok">&amp;</text:span><text:span text:style-name="NormalTok">serv_addr</text:span><text:span text:style-name="OperatorTok">.</text:span><text:span text:style-name="NormalTok">sin_addr</text:span><text:span text:style-name="OperatorTok">)</text:span><text:span text:style-name="NormalTok"> </text:span><text:span text:style-name="OperatorTok">&lt;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</text:span><text:span text:style-name="SpecialCharTok">\n</text:span><text:span text:style-name="StringTok">Invalid address/ Address not supported 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connect</text:span><text:span text:style-name="OperatorTok">(</text:span><text:span text:style-name="NormalTok">sock</text:span><text:span text:style-name="OperatorTok">,</text:span><text:span text:style-name="NormalTok"> </text:span><text:span text:style-name="OperatorTok">(</text:span><text:span text:style-name="KeywordTok">struct</text:span><text:span text:style-name="NormalTok"> sockaddr </text:span><text:span text:style-name="OperatorTok">*)&amp;</text:span><text:span text:style-name="NormalTok">serv_addr</text:span><text:span text:style-name="OperatorTok">,</text:span><text:span text:style-name="NormalTok"> </text:span><text:span text:style-name="KeywordTok">sizeof</text:span><text:span text:style-name="OperatorTok">(</text:span><text:span text:style-name="NormalTok">serv_addr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</text:span><text:span text:style-name="SpecialCharTok">\n</text:span><text:span text:style-name="StringTok">Connection Failed 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Connected to server. Type 'exit' to quit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</text:span><text:span text:style-name="ControlFlowTok">while</text:span><text:span text:style-name="OperatorTok">(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You: "</text:span><text:span text:style-name="OperatorTok">);</text:span> </text:p>
      <text:p text:style-name="Preformatted_20_Text"><text:span text:style-name="NormalTok"><text:s text:c="8"/>fgets</text:span><text:span text:style-name="OperatorTok">(</text:span><text:span text:style-name="NormalTok">message</text:span><text:span text:style-name="OperatorTok">,</text:span><text:span text:style-name="NormalTok"> BUFFER_SIZE</text:span><text:span text:style-name="OperatorTok">,</text:span><text:span text:style-name="NormalTok"> stdin</text:span><text:span text:style-name="OperatorTok">);</text:span> </text:p>
      <text:p text:style-name="Preformatted_20_Text"><text:span text:style-name="NormalTok"><text:s text:c="8"/>message</text:span><text:span text:style-name="OperatorTok">[</text:span><text:span text:style-name="NormalTok">strcspn</text:span><text:span text:style-name="OperatorTok">(</text:span><text:span text:style-name="NormalTok">message</text:span><text:span text:style-name="OperatorTok">,</text:span><text:span text:style-name="NormalTok"> </text:span><text:span text:style-name="StringTok">"</text:span><text:span text:style-name="SpecialCharTok">\n</text:span><text:span text:style-name="StringTok">"</text:span><text:span text:style-name="OperatorTok">)]</text:span><text:span text:style-name="NormalTok">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send</text:span><text:span text:style-name="OperatorTok">(</text:span><text:span text:style-name="NormalTok">sock</text:span><text:span text:style-name="OperatorTok">,</text:span><text:span text:style-name="NormalTok"> message</text:span><text:span text:style-name="OperatorTok">,</text:span><text:span text:style-name="NormalTok"> strlen</text:span><text:span text:style-name="OperatorTok">(</text:span><text:span text:style-name="NormalTok">message</text:span><text:span text:style-name="OperatorTok">)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ncmp</text:span><text:span text:style-name="OperatorTok">(</text:span><text:span text:style-name="NormalTok">message</text:span><text:span text:style-name="OperatorTok">,</text:span><text:span text:style-name="NormalTok"> </text:span><text:span text:style-name="StringTok">"exit"</text:span><text:span text:style-name="OperatorTok">,</text:span><text:span text:style-name="NormalTok"> </text:span><text:span text:style-name="DecValTok">4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Exiting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12"/></text:span><text:span text:style-name="ControlFlowTok">break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memset</text:span><text:span text:style-name="OperatorTok">(</text:span><text:span text:style-name="NormalTok">buffer</text:span><text:span text:style-name="OperatorTok">,</text:span><text:span text:style-name="NormalTok"> </text:span><text:span text:style-name="DecValTok">0</text:span><text:span text:style-name="OperatorTok">,</text:span><text:span text:style-name="NormalTok"> BUFFER_SIZE</text:span><text:span text:style-name="OperatorTok">);</text:span> </text:p>
      <text:p text:style-name="Preformatted_20_Text"><text:span text:style-name="NormalTok"><text:s text:c="8"/></text:span><text:span text:style-name="DataTypeTok">int</text:span><text:span text:style-name="NormalTok"> valread </text:span><text:span text:style-name="OperatorTok">=</text:span><text:span text:style-name="NormalTok"> read</text:span><text:span text:style-name="OperatorTok">(</text:span><text:span text:style-name="NormalTok">sock</text:span><text:span text:style-name="OperatorTok">,</text:span><text:span text:style-name="NormalTok"> buffer</text:span><text:span text:style-name="OperatorTok">,</text:span><text:span text:style-name="NormalTok"> BUFFER_SIZE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Server: </text:span><text:span text:style-name="SpecialCharTok">%s\n</text:span><text:span text:style-name="StringTok">"</text:span><text:span text:style-name="OperatorTok">,</text:span><text:span text:style-name="NormalTok"> buffer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close</text:span><text:span text:style-name="OperatorTok">(</text:span><text:span text:style-name="NormalTok">sock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h text:style-name="Heading_20_3" text:outline-level="3"><text:bookmark-start text:name="server.c"/>server.c<text:bookmark-end text:name="server.c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unistd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define PORT </text:span><text:span text:style-name="DecValTok">8080</text:span> </text:p>
      <text:p text:style-name="Preformatted_20_Text"><text:span text:style-name="PreprocessorTok">#define BUFFER_SIZE </text:span><text:span text:style-name="DecValTok">1024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erver_fd</text:span><text:span text:style-name="OperatorTok">,</text:span><text:span text:style-name="NormalTok"> new_socket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address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opt </text:span><text:span text:style-name="OperatorTok">=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addrlen </text:span><text:span text:style-name="OperatorTok">=</text:span><text:span text:style-name="NormalTok"> </text:span><text:span text:style-name="KeywordTok">sizeof</text:span><text:span text:style-name="OperatorTok">(</text:span><text:span text:style-name="NormalTok">address</text:span><text:span text:style-name="OperatorTok">);</text:span> </text:p>
      <text:p text:style-name="Preformatted_20_Text"><text:span text:style-name="NormalTok"><text:s text:c="4"/></text:span><text:span text:style-name="DataTypeTok">char</text:span><text:span text:style-name="NormalTok"> buffer</text:span><text:span text:style-name="OperatorTok">[</text:span><text:span text:style-name="NormalTok">BUFFER_SIZE</text:span><text:span text:style-name="OperatorTok">]</text:span><text:span text:style-name="NormalTok"> </text:span><text:span text:style-name="OperatorTok">=</text:span><text:span text:style-name="NormalTok"> </text:span><text:span text:style-name="OperatorTok">{</text:span><text:span text:style-name="DecValTok">0</text:span><text:span text:style-name="OperatorTok">};</text:span> </text:p>
      <text:p text:style-name="Preformatted_20_Text"><text:span text:style-name="NormalTok"><text:s text:c="4"/></text:span><text:span text:style-name="DataTypeTok">char</text:span><text:span text:style-name="NormalTok"> </text:span><text:span text:style-name="OperatorTok">*</text:span><text:span text:style-name="NormalTok">response </text:span><text:span text:style-name="OperatorTok">=</text:span><text:span text:style-name="NormalTok"> </text:span><text:span text:style-name="StringTok">"Message received by server"</text:span><text:span text:style-name="OperatorTok">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(</text:span><text:span text:style-name="NormalTok">server_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STREAM</text:span><text:span text:style-name="OperatorTok">,</text:span><text:span text:style-name="NormalTok"> </text:span><text:span text:style-name="DecValTok">0</text:span><text:span text:style-name="OperatorTok">)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Socket creation failed"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address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address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ADDR_ANY</text:span><text:span text:style-name="OperatorTok">;</text:span> </text:p>
      <text:p text:style-name="Preformatted_20_Text"><text:span text:style-name="NormalTok"><text:s text:c="4"/>address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PORT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bind</text:span><text:span text:style-name="OperatorTok">(</text:span><text:span text:style-name="NormalTok">server_fd</text:span><text:span text:style-name="OperatorTok">,</text:span><text:span text:style-name="NormalTok"> </text:span><text:span text:style-name="OperatorTok">(</text:span><text:span text:style-name="KeywordTok">struct</text:span><text:span text:style-name="NormalTok"> sockaddr </text:span><text:span text:style-name="OperatorTok">*)&amp;</text:span><text:span text:style-name="NormalTok">address</text:span><text:span text:style-name="OperatorTok">,</text:span><text:span text:style-name="NormalTok"> </text:span><text:span text:style-name="KeywordTok">sizeof</text:span><text:span text:style-name="OperatorTok">(</text:span><text:span text:style-name="NormalTok">address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Bind failed"</text:span><text:span text:style-name="OperatorTok">);</text:span> </text:p>
      <text:p text:style-name="Preformatted_20_Text"><text:span text:style-name="NormalTok"><text:s text:c="8"/>close</text:span><text:span text:style-name="OperatorTok">(</text:span><text:span text:style-name="NormalTok">server_fd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listen</text:span><text:span text:style-name="OperatorTok">(</text:span><text:span text:style-name="NormalTok">server_fd</text:span><text:span text:style-name="OperatorTok">,</text:span><text:span text:style-name="NormalTok"> </text:span><text:span text:style-name="DecValTok">3</text:span><text:span text:style-name="OperatorTok">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Listen failed"</text:span><text:span text:style-name="OperatorTok">);</text:span> </text:p>
      <text:p text:style-name="Preformatted_20_Text"><text:span text:style-name="NormalTok"><text:s text:c="8"/>close</text:span><text:span text:style-name="OperatorTok">(</text:span><text:span text:style-name="NormalTok">server_fd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oft-page-break/><text:span text:style-name="NormalTok"><text:s text:c="4"/>printf</text:span><text:span text:style-name="OperatorTok">(</text:span><text:span text:style-name="StringTok">"Server listening on port </text:span><text:span text:style-name="SpecialCharTok">%d</text:span><text:span text:style-name="StringTok">...</text:span><text:span text:style-name="SpecialCharTok">\n</text:span><text:span text:style-name="StringTok">"</text:span><text:span text:style-name="OperatorTok">,</text:span><text:span text:style-name="NormalTok"> PORT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(</text:span><text:span text:style-name="NormalTok">new_socket </text:span><text:span text:style-name="OperatorTok">=</text:span><text:span text:style-name="NormalTok"> accept</text:span><text:span text:style-name="OperatorTok">(</text:span><text:span text:style-name="NormalTok">server_fd</text:span><text:span text:style-name="OperatorTok">,</text:span><text:span text:style-name="NormalTok"> </text:span><text:span text:style-name="OperatorTok">(</text:span><text:span text:style-name="KeywordTok">struct</text:span><text:span text:style-name="NormalTok"> sockaddr </text:span><text:span text:style-name="OperatorTok">*)&amp;</text:span><text:span text:style-name="NormalTok">address</text:span><text:span text:style-name="OperatorTok">,</text:span><text:span text:style-name="NormalTok"> </text:span><text:span text:style-name="OperatorTok">(</text:span><text:span text:style-name="NormalTok">socklen_t</text:span><text:span text:style-name="OperatorTok">*)&amp;</text:span><text:span text:style-name="NormalTok">addrlen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Accept failed"</text:span><text:span text:style-name="OperatorTok">);</text:span> </text:p>
      <text:p text:style-name="Preformatted_20_Text"><text:span text:style-name="NormalTok"><text:s text:c="8"/>close</text:span><text:span text:style-name="OperatorTok">(</text:span><text:span text:style-name="NormalTok">server_fd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while</text:span><text:span text:style-name="OperatorTok">(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memset</text:span><text:span text:style-name="OperatorTok">(</text:span><text:span text:style-name="NormalTok">buffer</text:span><text:span text:style-name="OperatorTok">,</text:span><text:span text:style-name="NormalTok"> </text:span><text:span text:style-name="DecValTok">0</text:span><text:span text:style-name="OperatorTok">,</text:span><text:span text:style-name="NormalTok"> BUFFER_SIZE</text:span><text:span text:style-name="OperatorTok">);</text:span> </text:p>
      <text:p text:style-name="Preformatted_20_Text"><text:span text:style-name="NormalTok"><text:s text:c="8"/></text:span><text:span text:style-name="DataTypeTok">int</text:span><text:span text:style-name="NormalTok"> valread </text:span><text:span text:style-name="OperatorTok">=</text:span><text:span text:style-name="NormalTok"> read</text:span><text:span text:style-name="OperatorTok">(</text:span><text:span text:style-name="NormalTok">new_socket</text:span><text:span text:style-name="OperatorTok">,</text:span><text:span text:style-name="NormalTok"> buffer</text:span><text:span text:style-name="OperatorTok">,</text:span><text:span text:style-name="NormalTok"> BUFFER_SIZE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valread </text:span><text:span text:style-name="OperatorTok">&lt;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Client disconnected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12"/></text:span><text:span text:style-name="ControlFlowTok">break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printf</text:span><text:span text:style-name="OperatorTok">(</text:span><text:span text:style-name="StringTok">"Client: </text:span><text:span text:style-name="SpecialCharTok">%s\n</text:span><text:span text:style-name="StringTok">"</text:span><text:span text:style-name="OperatorTok">,</text:span><text:span text:style-name="NormalTok"> buffer</text:span><text:span text:style-name="OperatorTok">);</text:span> </text:p>
      <text:p text:style-name="Preformatted_20_Text"><text:span text:style-name="NormalTok"><text:s text:c="8"/>send</text:span><text:span text:style-name="OperatorTok">(</text:span><text:span text:style-name="NormalTok">new_socket</text:span><text:span text:style-name="OperatorTok">,</text:span><text:span text:style-name="NormalTok"> response</text:span><text:span text:style-name="OperatorTok">,</text:span><text:span text:style-name="NormalTok"> strlen</text:span><text:span text:style-name="OperatorTok">(</text:span><text:span text:style-name="NormalTok">response</text:span><text:span text:style-name="OperatorTok">)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Response sent to client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ncmp</text:span><text:span text:style-name="OperatorTok">(</text:span><text:span text:style-name="NormalTok">buffer</text:span><text:span text:style-name="OperatorTok">,</text:span><text:span text:style-name="NormalTok"> </text:span><text:span text:style-name="StringTok">"exit"</text:span><text:span text:style-name="OperatorTok">,</text:span><text:span text:style-name="NormalTok"> </text:span><text:span text:style-name="DecValTok">4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Exit signal received. Shutting down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12"/></text:span><text:span text:style-name="ControlFlowTok">break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close</text:span><text:span text:style-name="OperatorTok">(</text:span><text:span text:style-name="NormalTok">new_socket</text:span><text:span text:style-name="OperatorTok">);</text:span> </text:p>
      <text:p text:style-name="Preformatted_20_Text"><text:span text:style-name="NormalTok"><text:s text:c="4"/>close</text:span><text:span text:style-name="OperatorTok">(</text:span><text:span text:style-name="NormalTok">server_fd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client O/P</text:p>
      <text:p text:style-name="Preformatted_20_Text">Connected to server. Type 'exit' to quit.</text:p>
      <text:p text:style-name="Preformatted_20_Text">You: Hi</text:p>
      <text:p text:style-name="Preformatted_20_Text">Server: Message received by server</text:p>
      <text:p text:style-name="Preformatted_20_Text">You: Hello</text:p>
      <text:p text:style-name="Preformatted_20_Text">Server: Message received by server</text:p>
      <text:p text:style-name="Preformatted_20_Text">You: How are you?</text:p>
      <text:p text:style-name="Preformatted_20_Text">Server: Message received by server</text:p>
      <text:p text:style-name="Preformatted_20_Text">You: exit</text:p>
      <text:p text:style-name="Preformatted_20_Text">Exiting...</text:p>
      <text:p text:style-name="Preformatted_20_Text"/>
      <text:p text:style-name="Preformatted_20_Text">server O/P</text:p>
      <text:p text:style-name="Preformatted_20_Text">Server listening on port 8080...</text:p>
      <text:p text:style-name="Preformatted_20_Text">Client: Hi</text:p>
      <text:p text:style-name="Preformatted_20_Text">Response sent to client.</text:p>
      <text:p text:style-name="Preformatted_20_Text">Client: Hello</text:p>
      <text:p text:style-name="Preformatted_20_Text">Response sent to client.</text:p>
      <text:p text:style-name="Preformatted_20_Text">Client: How are you?</text:p>
      <text:p text:style-name="Preformatted_20_Text">Response sent to client.</text:p>
      <text:p text:style-name="Preformatted_20_Text">Client: exit</text:p>
      <text:p text:style-name="Preformatted_20_Text">Response sent to client.</text:p>
      <text:p text:style-name="Preformatted_20_Text">Exit signal received. Shutting down.</text:p>
      <text:h text:style-name="Heading_20_1" text:outline-level="1"><text:bookmark-start text:name="udp"/>UDP<text:bookmark-end text:name="udp"/></text:h>
      <text:h text:style-name="Heading_20_3" text:outline-level="3"><text:bookmark-start text:name="client.c-1"/>client.c<text:bookmark-end text:name="client.c-1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include </text:span><text:span text:style-name="ImportTok">&lt;unistd.h&gt;</text:span> </text:p>
      <text:p text:style-name="Preformatted_20_Text"><text:span text:style-name="PreprocessorTok">#define SERVER_PORT </text:span><text:span text:style-name="DecValTok">12345</text:span> </text:p>
      <text:p text:style-name="Preformatted_20_Text"><text:span text:style-name="PreprocessorTok">#define BUFFER_SIZE </text:span><text:span text:style-name="DecValTok">1024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fd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buffer</text:span><text:span text:style-name="OperatorTok">[</text:span><text:span text:style-name="NormalTok">BUFFER_SIZE</text:span><text:span text:style-name="OperatorTok">];</text:span> </text:p>
      <text:p text:style-name="Preformatted_20_Text"><text:span text:style-name="NormalTok"><text:s text:c="4"/></text:span><text:span text:style-name="KeywordTok">struct</text:span><text:span text:style-name="NormalTok"> sockaddr_in server_addr</text:span><text:span text:style-name="OperatorTok">;</text:span> </text:p>
      <text:p text:style-name="Preformatted_20_Text"><text:span text:style-name="NormalTok"><text:s text:c="4"/>socklen_t addr_len </text:span><text:span text:style-name="OperatorTok">=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(</text:span><text:span text:style-name="NormalTok">sock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DGRAM</text:span><text:span text:style-name="OperatorTok">,</text:span><text:span text:style-name="NormalTok"> </text:span><text:span text:style-name="DecValTok">0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Socket creation failed"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memset</text:span><text:span text:style-name="OperatorTok">(&amp;</text:span><text:span text:style-name="NormalTok">server_addr</text:span><text:span text:style-name="OperatorTok">,</text:span><text:span text:style-name="NormalTok"> </text:span><text:span text:style-name="DecValTok">0</text:span><text:span text:style-name="OperatorTok">,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);</text:span> </text:p>
      <text:p text:style-name="Preformatted_20_Text"><text:span text:style-name="NormalTok"><text:s text:c="4"/>server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SERVER_PORT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et_addr</text:span><text:span text:style-name="OperatorTok">(</text:span><text:span text:style-name="StringTok">"127.0.0.1"</text:span><text:span text:style-name="OperatorTok">);</text:span> </text:p>
      <text:p text:style-name="Preformatted_20_Text"/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Enter message: "</text:span><text:span text:style-name="OperatorTok">);</text:span> </text:p>
      <text:p text:style-name="Preformatted_20_Text"><text:span text:style-name="NormalTok"><text:s text:c="8"/>fgets</text:span><text:span text:style-name="OperatorTok">(</text:span><text:span text:style-name="NormalTok">buffer</text:span><text:span text:style-name="OperatorTok">,</text:span><text:span text:style-name="NormalTok"> BUFFER_SIZE</text:span><text:span text:style-name="OperatorTok">,</text:span><text:span text:style-name="NormalTok"> stdin</text:span><text:span text:style-name="OperatorTok">);</text:span> </text:p>
      <text:p text:style-name="Preformatted_20_Text"><text:span text:style-name="NormalTok"><text:s text:c="8"/>buffer</text:span><text:span text:style-name="OperatorTok">[</text:span><text:span text:style-name="NormalTok">strcspn</text:span><text:span text:style-name="OperatorTok">(</text:span><text:span text:style-name="NormalTok">buffer</text:span><text:span text:style-name="OperatorTok">,</text:span><text:span text:style-name="NormalTok"> </text:span><text:span text:style-name="StringTok">"</text:span><text:span text:style-name="SpecialCharTok">\n</text:span><text:span text:style-name="StringTok">"</text:span><text:span text:style-name="OperatorTok">)]</text:span><text:span text:style-name="NormalTok">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sendto</text:span><text:span text:style-name="OperatorTok">(</text:span><text:span text:style-name="NormalTok">sockfd</text:span><text:span text:style-name="OperatorTok">,</text:span><text:span text:style-name="NormalTok"> buffer</text:span><text:span text:style-name="OperatorTok">,</text:span><text:span text:style-name="NormalTok"> strlen</text:span><text:span text:style-name="OperatorTok">(</text:span><text:span text:style-name="NormalTok">buffer</text:span><text:span text:style-name="OperatorTok">)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 </text:span><text:span text:style-name="OperatorTok">*)&amp;</text:span><text:span text:style-name="NormalTok">server_addr</text:span><text:span text:style-name="OperatorTok">,</text:span><text:span text:style-name="NormalTok"> addr_len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buffer</text:span><text:span text:style-name="OperatorTok">,</text:span><text:span text:style-name="NormalTok"> </text:span><text:span text:style-name="StringTok">"exit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Exiting client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12"/></text:span><text:span text:style-name="ControlFlowTok">break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DataTypeTok">int</text:span><text:span text:style-name="NormalTok"> n </text:span><text:span text:style-name="OperatorTok">=</text:span><text:span text:style-name="NormalTok"> recvfrom</text:span><text:span text:style-name="OperatorTok">(</text:span><text:span text:style-name="NormalTok">sockfd</text:span><text:span text:style-name="OperatorTok">,</text:span><text:span text:style-name="NormalTok"> buffer</text:span><text:span text:style-name="OperatorTok">,</text:span><text:span text:style-name="NormalTok"> BUFFER_SIZE</text:span><text:span text:style-name="OperatorTok">,</text:span><text:span text:style-name="NormalTok"> </text:span><text:span text:style-name="DecValTok">0</text:span><text:span text:style-name="OperatorTok">,</text:span><text:span text:style-name="NormalTok"> NULL</text:span><text:span text:style-name="OperatorTok">,</text:span><text:span text:style-name="NormalTok"> </text:span><text:soft-page-break/><text:span text:style-name="NormalTok">NULL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n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error</text:span><text:span text:style-name="OperatorTok">(</text:span><text:span text:style-name="StringTok">"Receive failed"</text:span><text:span text:style-name="OperatorTok">);</text:span> </text:p>
      <text:p text:style-name="Preformatted_20_Text"><text:span text:style-name="NormalTok"><text:s text:c="12"/></text:span><text:span text:style-name="ControlFlowTok">continue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buffer</text:span><text:span text:style-name="OperatorTok">[</text:span><text:span text:style-name="NormalTok">n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printf</text:span><text:span text:style-name="OperatorTok">(</text:span><text:span text:style-name="StringTok">"Server response: </text:span><text:span text:style-name="SpecialCharTok">%s\n</text:span><text:span text:style-name="StringTok">"</text:span><text:span text:style-name="OperatorTok">,</text:span><text:span text:style-name="NormalTok"> buffer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close</text:span><text:span text:style-name="OperatorTok">(</text:span><text:span text:style-name="NormalTok">sockfd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h text:style-name="Heading_20_3" text:outline-level="3"><text:bookmark-start text:name="server.c-1"/>server.c<text:bookmark-end text:name="server.c-1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include </text:span><text:span text:style-name="ImportTok">&lt;unistd.h&gt;</text:span> </text:p>
      <text:p text:style-name="Preformatted_20_Text"><text:span text:style-name="PreprocessorTok">#define SERVER_PORT </text:span><text:span text:style-name="DecValTok">12345</text:span> </text:p>
      <text:p text:style-name="Preformatted_20_Text"><text:span text:style-name="PreprocessorTok">#define BUFFER_SIZE </text:span><text:span text:style-name="DecValTok">1024</text:span> </text:p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fd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buffer</text:span><text:span text:style-name="OperatorTok">[</text:span><text:span text:style-name="NormalTok">BUFFER_SIZE</text:span><text:span text:style-name="OperatorTok">];</text:span> </text:p>
      <text:p text:style-name="Preformatted_20_Text"><text:span text:style-name="NormalTok"><text:s text:c="4"/></text:span><text:span text:style-name="KeywordTok">struct</text:span><text:span text:style-name="NormalTok"> sockaddr_in server_addr</text:span><text:span text:style-name="OperatorTok">,</text:span><text:span text:style-name="NormalTok"> client_addr</text:span><text:span text:style-name="OperatorTok">;</text:span> </text:p>
      <text:p text:style-name="Preformatted_20_Text"><text:span text:style-name="NormalTok"><text:s text:c="4"/>socklen_t client_addr_len </text:span><text:span text:style-name="OperatorTok">=</text:span><text:span text:style-name="NormalTok"> </text:span><text:span text:style-name="KeywordTok">sizeof</text:span><text:span text:style-name="OperatorTok">(</text:span><text:span text:style-name="NormalTok">client_addr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(</text:span><text:span text:style-name="NormalTok">sock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DGRAM</text:span><text:span text:style-name="OperatorTok">,</text:span><text:span text:style-name="NormalTok"> </text:span><text:span text:style-name="DecValTok">0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Socket creation failed"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memset</text:span><text:span text:style-name="OperatorTok">(&amp;</text:span><text:span text:style-name="NormalTok">server_addr</text:span><text:span text:style-name="OperatorTok">,</text:span><text:span text:style-name="NormalTok"> </text:span><text:span text:style-name="DecValTok">0</text:span><text:span text:style-name="OperatorTok">,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);</text:span> </text:p>
      <text:p text:style-name="Preformatted_20_Text"><text:span text:style-name="NormalTok"><text:s text:c="4"/>server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ADDR_ANY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SERVER_PORT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bind</text:span><text:span text:style-name="OperatorTok">(</text:span><text:span text:style-name="NormalTok">sockfd</text:span><text:span text:style-name="OperatorTok">,</text:span><text:span text:style-name="NormalTok"> </text:span><text:span text:style-name="OperatorTok">(</text:span><text:span text:style-name="DataTypeTok">const</text:span><text:span text:style-name="NormalTok"> </text:span><text:span text:style-name="KeywordTok">struct</text:span><text:span text:style-name="NormalTok"> sockaddr </text:span><text:span text:style-name="OperatorTok">*)&amp;</text:span><text:span text:style-name="NormalTok">server_addr</text:span><text:span text:style-name="OperatorTok">,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Bind failed"</text:span><text:span text:style-name="OperatorTok">);</text:span> </text:p>
      <text:p text:style-name="Preformatted_20_Text"><text:span text:style-name="NormalTok"><text:s text:c="8"/>close</text:span><text:span text:style-name="OperatorTok">(</text:span><text:span text:style-name="NormalTok">sockfd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UDP Server listening on port </text:span><text:span text:style-name="SpecialCharTok">%d</text:span><text:span text:style-name="StringTok">...</text:span><text:span text:style-name="SpecialCharTok">\n</text:span><text:span text:style-name="StringTok">"</text:span><text:span text:style-name="OperatorTok">,</text:span><text:span text:style-name="NormalTok"> SERVER_PORT</text:span><text:span text:style-name="OperatorTok">)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n </text:span><text:span text:style-name="OperatorTok">=</text:span><text:span text:style-name="NormalTok"> recvfrom</text:span><text:span text:style-name="OperatorTok">(</text:span><text:span text:style-name="NormalTok">sockfd</text:span><text:span text:style-name="OperatorTok">,</text:span><text:span text:style-name="NormalTok"> buffer</text:span><text:span text:style-name="OperatorTok">,</text:span><text:span text:style-name="NormalTok"> BUFFER_SIZE</text:span><text:span text:style-name="OperatorTok">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 </text:span><text:span text:style-name="OperatorTok">*)&amp;</text:span><text:span text:style-name="NormalTok">client_addr</text:span><text:span text:style-name="OperatorTok">,</text:span><text:span text:style-name="NormalTok"> </text:span><text:span text:style-name="OperatorTok">&amp;</text:span><text:span text:style-name="NormalTok">client_addr_len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n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error</text:span><text:span text:style-name="OperatorTok">(</text:span><text:span text:style-name="StringTok">"Receive failed"</text:span><text:span text:style-name="OperatorTok">);</text:span> </text:p>
      <text:p text:style-name="Preformatted_20_Text"><text:span text:style-name="NormalTok"><text:s text:c="12"/></text:span><text:span text:style-name="ControlFlowTok">continue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buffer</text:span><text:span text:style-name="OperatorTok">[</text:span><text:span text:style-name="NormalTok">n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buffer</text:span><text:span text:style-name="OperatorTok">,</text:span><text:span text:style-name="NormalTok"> </text:span><text:span text:style-name="StringTok">"exit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Exit Signal Received, Shutting down server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12"/></text:span><text:span text:style-name="ControlFlowTok">break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printf</text:span><text:span text:style-name="OperatorTok">(</text:span><text:span text:style-name="StringTok">"Received from client: </text:span><text:span text:style-name="SpecialCharTok">%s\n</text:span><text:span text:style-name="StringTok">"</text:span><text:span text:style-name="OperatorTok">,</text:span><text:span text:style-name="NormalTok"> buffer</text:span><text:span text:style-name="OperatorTok">);</text:span> </text:p>
      <text:p text:style-name="Preformatted_20_Text"><text:span text:style-name="NormalTok"><text:s text:c="8"/></text:span><text:span text:style-name="DataTypeTok">char</text:span><text:span text:style-name="NormalTok"> response</text:span><text:span text:style-name="OperatorTok">[</text:span><text:span text:style-name="NormalTok">BUFFER_SIZE</text:span><text:span text:style-name="OperatorTok">];</text:span> </text:p>
      <text:p text:style-name="Preformatted_20_Text"><text:span text:style-name="NormalTok"><text:s text:c="8"/>printf</text:span><text:span text:style-name="OperatorTok">(</text:span><text:span text:style-name="StringTok">"Enter message: "</text:span><text:span text:style-name="OperatorTok">);</text:span> </text:p>
      <text:p text:style-name="Preformatted_20_Text"><text:span text:style-name="NormalTok"><text:s text:c="8"/>fgets</text:span><text:span text:style-name="OperatorTok">(</text:span><text:span text:style-name="NormalTok">response</text:span><text:span text:style-name="OperatorTok">,</text:span><text:span text:style-name="NormalTok"> BUFFER_SIZE</text:span><text:span text:style-name="OperatorTok">,</text:span><text:span text:style-name="NormalTok"> stdin</text:span><text:span text:style-name="OperatorTok">);</text:span> </text:p>
      <text:p text:style-name="Preformatted_20_Text"><text:span text:style-name="NormalTok"><text:s text:c="8"/>response</text:span><text:span text:style-name="OperatorTok">[</text:span><text:span text:style-name="NormalTok">strcspn</text:span><text:span text:style-name="OperatorTok">(</text:span><text:span text:style-name="NormalTok">response</text:span><text:span text:style-name="OperatorTok">,</text:span><text:span text:style-name="NormalTok"> </text:span><text:span text:style-name="StringTok">"</text:span><text:span text:style-name="SpecialCharTok">\n</text:span><text:span text:style-name="StringTok">"</text:span><text:span text:style-name="OperatorTok">)]</text:span><text:span text:style-name="NormalTok">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sendto</text:span><text:span text:style-name="OperatorTok">(</text:span><text:span text:style-name="NormalTok">sockfd</text:span><text:span text:style-name="OperatorTok">,</text:span><text:span text:style-name="NormalTok"> response</text:span><text:span text:style-name="OperatorTok">,</text:span><text:span text:style-name="NormalTok"> strlen</text:span><text:span text:style-name="OperatorTok">(</text:span><text:span text:style-name="NormalTok">response</text:span><text:span text:style-name="OperatorTok">)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 </text:span><text:span text:style-name="OperatorTok">*)&amp;</text:span><text:span text:style-name="NormalTok">client_addr</text:span><text:span text:style-name="OperatorTok">,</text:span><text:span text:style-name="NormalTok"> client_addr_len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close</text:span><text:span text:style-name="OperatorTok">(</text:span><text:span text:style-name="NormalTok">sockfd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client O/P</text:p>
      <text:p text:style-name="Preformatted_20_Text">Enter message: Hi</text:p>
      <text:p text:style-name="Preformatted_20_Text">Server response: Hello</text:p>
      <text:p text:style-name="Preformatted_20_Text">Enter message: How are you?</text:p>
      <text:p text:style-name="Preformatted_20_Text">Server response: Fine</text:p>
      <text:p text:style-name="Preformatted_20_Text">Enter message: exit</text:p>
      <text:p text:style-name="Preformatted_20_Text">Exiting client...</text:p>
      <text:p text:style-name="Preformatted_20_Text"/>
      <text:p text:style-name="Preformatted_20_Text">server O/P</text:p>
      <text:p text:style-name="Preformatted_20_Text">UDP Server listening on port 12345...</text:p>
      <text:p text:style-name="Preformatted_20_Text">Received from client: Hi</text:p>
      <text:p text:style-name="Preformatted_20_Text">Enter message: Hello</text:p>
      <text:p text:style-name="Preformatted_20_Text">Received from client: How are you?</text:p>
      <text:p text:style-name="Preformatted_20_Text">Enter message: Fine</text:p>
      <text:p text:style-name="Preformatted_20_Text">Exit Signal Received, Shutting down server...</text:p>
      <text:h text:style-name="Heading_20_1" text:outline-level="1"><text:bookmark-start text:name="sliding-window-protocols"/><text:soft-page-break/>Sliding Window Protocols<text:bookmark-end text:name="sliding-window-protocols"/></text:h>
      <text:h text:style-name="Heading_20_2" text:outline-level="2"><text:bookmark-start text:name="go-back-n"/>Go Back N<text:bookmark-end text:name="go-back-n"/></text:h>
      <text:h text:style-name="Heading_20_3" text:outline-level="3"><text:bookmark-start text:name="protocol.h"/>protocol.h<text:bookmark-end text:name="protocol.h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unistd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include </text:span><text:span text:style-name="ImportTok">&lt;sys/time.h&gt;</text:span> </text:p>
      <text:p text:style-name="Preformatted_20_Text"><text:span text:style-name="PreprocessorTok">#define PORT </text:span><text:span text:style-name="DecValTok">8080</text:span> </text:p>
      <text:p text:style-name="Preformatted_20_Text"><text:span text:style-name="PreprocessorTok">#define WINDOW_SIZE </text:span><text:span text:style-name="DecValTok">4</text:span> </text:p>
      <text:p text:style-name="Preformatted_20_Text"><text:span text:style-name="PreprocessorTok">#define TOTAL_PACKETS </text:span><text:span text:style-name="DecValTok">10</text:span> </text:p>
      <text:p text:style-name="Preformatted_20_Text"><text:span text:style-name="PreprocessorTok">#define TIMEOUT_SEC </text:span><text:span text:style-name="DecValTok">2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eq_num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data</text:span><text:span text:style-name="OperatorTok">[</text:span><text:span text:style-name="DecValTok">1024</text:span><text:span text:style-name="OperatorTok">];</text:span> </text:p>
      <text:p text:style-name="Preformatted_20_Text"><text:span text:style-name="OperatorTok">}</text:span><text:span text:style-name="NormalTok"> Packet</text:span><text:span text:style-name="OperatorTok">;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ack_num</text:span><text:span text:style-name="OperatorTok">;</text:span> </text:p>
      <text:p text:style-name="Preformatted_20_Text"><text:span text:style-name="OperatorTok">}</text:span><text:span text:style-name="NormalTok"> AckPacket</text:span><text:span text:style-name="OperatorTok">;</text:span> </text:p>
      <text:h text:style-name="Heading_20_3" text:outline-level="3"><text:bookmark-start text:name="client.c-2"/>client.c<text:bookmark-end text:name="client.c-2"/></text:h>
      <text:p text:style-name="Preformatted_20_Text"><text:span text:style-name="PreprocessorTok">#include </text:span><text:span text:style-name="ImportTok">"protocol.h"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fd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server_addr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base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next_seq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sock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DGRAM</text:span><text:span text:style-name="OperatorTok">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PORT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ADDR_ANY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timeval tv</text:span><text:span text:style-name="OperatorTok">;</text:span> </text:p>
      <text:p text:style-name="Preformatted_20_Text"><text:span text:style-name="NormalTok"><text:s text:c="4"/>tv</text:span><text:span text:style-name="OperatorTok">.</text:span><text:span text:style-name="NormalTok">tv_sec </text:span><text:span text:style-name="OperatorTok">=</text:span><text:span text:style-name="NormalTok"> TIMEOUT_SEC</text:span><text:span text:style-name="OperatorTok">;</text:span> </text:p>
      <text:p text:style-name="Preformatted_20_Text"><text:span text:style-name="NormalTok"><text:s text:c="4"/>tv</text:span><text:span text:style-name="OperatorTok">.</text:span><text:span text:style-name="NormalTok">tv_usec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setsockopt</text:span><text:span text:style-name="OperatorTok">(</text:span><text:span text:style-name="NormalTok">sockfd</text:span><text:span text:style-name="OperatorTok">,</text:span><text:span text:style-name="NormalTok"> SOL_SOCKET</text:span><text:span text:style-name="OperatorTok">,</text:span><text:span text:style-name="NormalTok"> SO_RCVTIMEO</text:span><text:span text:style-name="OperatorTok">,</text:span><text:span text:style-name="NormalTok"> </text:span><text:span text:style-name="OperatorTok">&amp;</text:span><text:span text:style-name="NormalTok">tv</text:span><text:span text:style-name="OperatorTok">,</text:span><text:span text:style-name="NormalTok"> </text:span><text:span text:style-name="KeywordTok">sizeof</text:span><text:span text:style-name="OperatorTok">(</text:span><text:span text:style-name="NormalTok">tv</text:span><text:span text:style-name="OperatorTok">));</text:span> </text:p>
      <text:p text:style-name="Preformatted_20_Text"><text:span text:style-name="NormalTok"><text:s text:c="4"/>printf</text:span><text:span text:style-name="OperatorTok">(</text:span><text:span text:style-name="StringTok">"Starting GBN Sender (Window Size: </text:span><text:span text:style-name="SpecialCharTok">%d</text:span><text:span text:style-name="StringTok">)</text:span><text:span text:style-name="SpecialCharTok">\n</text:span><text:span text:style-name="StringTok">"</text:span><text:span text:style-name="OperatorTok">,</text:span><text:span text:style-name="NormalTok"> WINDOW_SIZE</text:span><text:span text:style-name="OperatorTok">)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base </text:span><text:span text:style-name="OperatorTok">&lt;</text:span><text:span text:style-name="NormalTok"> TOTAL_PACKETS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while</text:span><text:span text:style-name="NormalTok"> </text:span><text:span text:style-name="OperatorTok">(</text:span><text:span text:style-name="NormalTok">next_seq </text:span><text:span text:style-name="OperatorTok">&lt;</text:span><text:span text:style-name="NormalTok"> base </text:span><text:span text:style-name="OperatorTok">+</text:span><text:span text:style-name="NormalTok"> WINDOW_SIZE </text:span><text:span text:style-name="OperatorTok">&amp;&amp;</text:span><text:span text:style-name="NormalTok"> next_seq </text:span><text:span text:style-name="OperatorTok">&lt;</text:span><text:span text:style-name="NormalTok"> TOTAL_PACKETS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acket p</text:span><text:span text:style-name="OperatorTok">;</text:span> </text:p>
      <text:p text:style-name="Preformatted_20_Text"><text:span text:style-name="NormalTok"><text:s text:c="12"/>p</text:span><text:span text:style-name="OperatorTok">.</text:span><text:span text:style-name="NormalTok">seq_num </text:span><text:span text:style-name="OperatorTok">=</text:span><text:span text:style-name="NormalTok"> next_seq</text:span><text:span text:style-name="OperatorTok">;</text:span> </text:p>
      <text:p text:style-name="Preformatted_20_Text"><text:span text:style-name="NormalTok"><text:s text:c="12"/>sprintf</text:span><text:span text:style-name="OperatorTok">(</text:span><text:span text:style-name="NormalTok">p</text:span><text:span text:style-name="OperatorTok">.</text:span><text:span text:style-name="NormalTok">data</text:span><text:span text:style-name="OperatorTok">,</text:span><text:span text:style-name="NormalTok"> </text:span><text:span text:style-name="StringTok">"Payload </text:span><text:span text:style-name="SpecialCharTok">%d</text:span><text:span text:style-name="StringTok">"</text:span><text:span text:style-name="OperatorTok">,</text:span><text:span text:style-name="NormalTok"> next_seq</text:span><text:span text:style-name="OperatorTok">);</text:span> </text:p>
      <text:p text:style-name="Preformatted_20_Text"><text:span text:style-name="NormalTok"><text:s text:c="12"/>sendto</text:span><text:span text:style-name="OperatorTok">(</text:span><text:span text:style-name="NormalTok">sockfd</text:span><text:span text:style-name="OperatorTok">,</text:span><text:span text:style-name="NormalTok"> </text:span><text:span text:style-name="OperatorTok">&amp;</text:span><text:span text:style-name="NormalTok">p</text:span><text:span text:style-name="OperatorTok">,</text:span><text:span text:style-name="NormalTok"> </text:span><text:span text:style-name="KeywordTok">sizeof</text:span><text:span text:style-name="OperatorTok">(</text:span><text:span text:style-name="NormalTok">p</text:span><text:span text:style-name="OperatorTok">)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server_addr</text:span><text:span text:style-name="OperatorTok">,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);</text:span> </text:p>
      <text:p text:style-name="Preformatted_20_Text"><text:span text:style-name="NormalTok"><text:s text:c="12"/>printf</text:span><text:span text:style-name="OperatorTok">(</text:span><text:span text:style-name="StringTok">"--&gt; Sent Packet </text:span><text:span text:style-name="SpecialCharTok">%d\n</text:span><text:span text:style-name="StringTok">"</text:span><text:span text:style-name="OperatorTok">,</text:span><text:span text:style-name="NormalTok"> next_seq</text:span><text:span text:style-name="OperatorTok">);</text:span> </text:p>
      <text:p text:style-name="Preformatted_20_Text"><text:span text:style-name="NormalTok"><text:s text:c="12"/>next_seq</text:span><text:span text:style-name="OperatorTok">++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AckPacket ack</text:span><text:span text:style-name="OperatorTok">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recvfrom</text:span><text:span text:style-name="OperatorTok">(</text:span><text:span text:style-name="NormalTok">sockfd</text:span><text:span text:style-name="OperatorTok">,</text:span><text:span text:style-name="NormalTok"> </text:span><text:span text:style-name="OperatorTok">&amp;</text:span><text:span text:style-name="NormalTok">ack</text:span><text:span text:style-name="OperatorTok">,</text:span><text:span text:style-name="NormalTok"> </text:span><text:span text:style-name="KeywordTok">sizeof</text:span><text:span text:style-name="OperatorTok">(</text:span><text:span text:style-name="NormalTok">ack</text:span><text:span text:style-name="OperatorTok">),</text:span><text:span text:style-name="NormalTok"> </text:span><text:span text:style-name="DecValTok">0</text:span><text:span text:style-name="OperatorTok">,</text:span><text:span text:style-name="NormalTok"> NULL</text:span><text:span text:style-name="OperatorTok">,</text:span><text:span text:style-name="NormalTok"> NULL</text:span><text:span text:style-name="OperatorTok">)</text:span><text:span text:style-name="NormalTok">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&lt;-- Received ACK </text:span><text:span text:style-name="SpecialCharTok">%d\n</text:span><text:span text:style-name="StringTok">"</text:span><text:span text:style-name="OperatorTok">,</text:span><text:span text:style-name="NormalTok"> ack</text:span><text:span text:style-name="OperatorTok">.</text:span><text:span text:style-name="NormalTok">ack_num</text:span><text:span text:style-name="OperatorTok">);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ack</text:span><text:span text:style-name="OperatorTok">.</text:span><text:span text:style-name="NormalTok">ack_num </text:span><text:span text:style-name="OperatorTok">&gt;=</text:span><text:span text:style-name="NormalTok"> base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6"/>base </text:span><text:span text:style-name="OperatorTok">=</text:span><text:span text:style-name="NormalTok"> ack</text:span><text:span text:style-name="OperatorTok">.</text:span><text:span text:style-name="NormalTok">ack_num </text:span><text:span text:style-name="OperatorTok">+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!!! Timeout! Resending from Packet </text:span><text:span text:style-name="SpecialCharTok">%d\n</text:span><text:span text:style-name="StringTok">"</text:span><text:span text:style-name="OperatorTok">,</text:span><text:span text:style-name="NormalTok"> base</text:span><text:span text:style-name="OperatorTok">);</text:span> </text:p>
      <text:p text:style-name="Preformatted_20_Text"><text:span text:style-name="NormalTok"><text:s text:c="12"/>next_seq </text:span><text:span text:style-name="OperatorTok">=</text:span><text:span text:style-name="NormalTok"> base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All packets sent and acknowledged successfully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close</text:span><text:span text:style-name="OperatorTok">(</text:span><text:span text:style-name="NormalTok">sockfd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h text:style-name="Heading_20_3" text:outline-level="3"><text:bookmark-start text:name="server.c-2"/>server.c<text:bookmark-end text:name="server.c-2"/></text:h>
      <text:p text:style-name="Preformatted_20_Text"><text:span text:style-name="PreprocessorTok">#include </text:span><text:span text:style-name="ImportTok">"protocol.h"</text:span> </text:p>
      <text:p text:style-name="Preformatted_20_Text"><text:span text:style-name="PreprocessorTok">#include </text:span><text:span text:style-name="ImportTok">&lt;time.h&gt;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fd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server_addr</text:span><text:span text:style-name="OperatorTok">,</text:span><text:span text:style-name="NormalTok"> client_addr</text:span><text:span text:style-name="OperatorTok">;</text:span> </text:p>
      <text:p text:style-name="Preformatted_20_Text"><text:span text:style-name="NormalTok"><text:s text:c="4"/>socklen_t addr_len </text:span><text:span text:style-name="OperatorTok">=</text:span><text:span text:style-name="NormalTok"> </text:span><text:span text:style-name="KeywordTok">sizeof</text:span><text:span text:style-name="OperatorTok">(</text:span><text:span text:style-name="NormalTok">client_addr</text:span><text:span text:style-name="OperatorTok">);</text:span> </text:p>
      <text:p text:style-name="Preformatted_20_Text"><text:span text:style-name="NormalTok"><text:s text:c="4"/></text:span><text:span text:style-name="DataTypeTok">int</text:span><text:span text:style-name="NormalTok"> expected_seq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sock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DGRAM</text:span><text:span text:style-name="OperatorTok">,</text:span><text:span text:style-name="NormalTok"> </text:span><text:span text:style-name="DecValTok">0</text:span><text:span text:style-name="OperatorTok">);</text:span> </text:p>
      <text:p text:style-name="Preformatted_20_Text"><text:soft-page-break/><text:span text:style-name="NormalTok"><text:s text:c="4"/>server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ADDR_ANY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PORT</text:span><text:span text:style-name="OperatorTok">);</text:span> </text:p>
      <text:p text:style-name="Preformatted_20_Text"><text:span text:style-name="NormalTok"><text:s text:c="4"/>bind</text:span><text:span text:style-name="OperatorTok">(</text:span><text:span text:style-name="NormalTok">sockfd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server_addr</text:span><text:span text:style-name="OperatorTok">,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);</text:span> </text:p>
      <text:p text:style-name="Preformatted_20_Text"><text:span text:style-name="NormalTok"><text:s text:c="4"/>srand</text:span><text:span text:style-name="OperatorTok">(</text:span><text:span text:style-name="NormalTok">time</text:span><text:span text:style-name="OperatorTok">(</text:span><text:span text:style-name="NormalTok">NULL</text:span><text:span text:style-name="OperatorTok">));</text:span> </text:p>
      <text:p text:style-name="Preformatted_20_Text"><text:span text:style-name="NormalTok"><text:s text:c="4"/>printf</text:span><text:span text:style-name="OperatorTok">(</text:span><text:span text:style-name="StringTok">"Receiver listening on port </text:span><text:span text:style-name="SpecialCharTok">%d</text:span><text:span text:style-name="StringTok">...</text:span><text:span text:style-name="SpecialCharTok">\n</text:span><text:span text:style-name="StringTok">"</text:span><text:span text:style-name="OperatorTok">,</text:span><text:span text:style-name="NormalTok"> PORT</text:span><text:span text:style-name="OperatorTok">)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expected_seq </text:span><text:span text:style-name="OperatorTok">&lt;</text:span><text:span text:style-name="NormalTok"> TOTAL_PACKETS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acket p</text:span><text:span text:style-name="OperatorTok">;</text:span> </text:p>
      <text:p text:style-name="Preformatted_20_Text"><text:span text:style-name="NormalTok"><text:s text:c="8"/>recvfrom</text:span><text:span text:style-name="OperatorTok">(</text:span><text:span text:style-name="NormalTok">sockfd</text:span><text:span text:style-name="OperatorTok">,</text:span><text:span text:style-name="NormalTok"> </text:span><text:span text:style-name="OperatorTok">&amp;</text:span><text:span text:style-name="NormalTok">p</text:span><text:span text:style-name="OperatorTok">,</text:span><text:span text:style-name="NormalTok"> </text:span><text:span text:style-name="KeywordTok">sizeof</text:span><text:span text:style-name="OperatorTok">(</text:span><text:span text:style-name="NormalTok">p</text:span><text:span text:style-name="OperatorTok">)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client_addr</text:span><text:span text:style-name="OperatorTok">,</text:span><text:span text:style-name="NormalTok"> </text:span><text:span text:style-name="OperatorTok">&amp;</text:span><text:span text:style-name="NormalTok">addr_len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rand</text:span><text:span text:style-name="OperatorTok">()</text:span><text:span text:style-name="NormalTok"> </text:span><text:span text:style-name="OperatorTok">%</text:span><text:span text:style-name="NormalTok"> </text:span><text:span text:style-name="DecValTok">5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Dropped Packet </text:span><text:span text:style-name="SpecialCharTok">%d</text:span><text:span text:style-name="StringTok"> (Simulated Loss)</text:span><text:span text:style-name="SpecialCharTok">\n</text:span><text:span text:style-name="StringTok">"</text:span><text:span text:style-name="OperatorTok">,</text:span><text:span text:style-name="NormalTok"> p</text:span><text:span text:style-name="OperatorTok">.</text:span><text:span text:style-name="NormalTok">seq_num</text:span><text:span text:style-name="OperatorTok">);</text:span> </text:p>
      <text:p text:style-name="Preformatted_20_Text"><text:span text:style-name="NormalTok"><text:s text:c="12"/></text:span><text:span text:style-name="ControlFlowTok">continue</text:span><text:span text:style-name="OperatorTok">;</text:span><text:span text:style-name="NormalTok"> </text:span><text:s/>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p</text:span><text:span text:style-name="OperatorTok">.</text:span><text:span text:style-name="NormalTok">seq_num </text:span><text:span text:style-name="OperatorTok">==</text:span><text:span text:style-name="NormalTok"> expected_seq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Received Packet </text:span><text:span text:style-name="SpecialCharTok">%d</text:span><text:span text:style-name="StringTok">. Sending ACK </text:span><text:span text:style-name="SpecialCharTok">%d\n</text:span><text:span text:style-name="StringTok">"</text:span><text:span text:style-name="OperatorTok">,</text:span><text:span text:style-name="NormalTok"> p</text:span><text:span text:style-name="OperatorTok">.</text:span><text:span text:style-name="NormalTok">seq_num</text:span><text:span text:style-name="OperatorTok">,</text:span><text:span text:style-name="NormalTok"> expected_seq</text:span><text:span text:style-name="OperatorTok">);</text:span> </text:p>
      <text:p text:style-name="Preformatted_20_Text"><text:span text:style-name="NormalTok"><text:s text:c="12"/>AckPacket ack</text:span><text:span text:style-name="OperatorTok">;</text:span> </text:p>
      <text:p text:style-name="Preformatted_20_Text"><text:span text:style-name="NormalTok"><text:s text:c="12"/>ack</text:span><text:span text:style-name="OperatorTok">.</text:span><text:span text:style-name="NormalTok">ack_num </text:span><text:span text:style-name="OperatorTok">=</text:span><text:span text:style-name="NormalTok"> expected_seq</text:span><text:span text:style-name="OperatorTok">;</text:span> </text:p>
      <text:p text:style-name="Preformatted_20_Text"><text:span text:style-name="NormalTok"><text:s text:c="12"/>sendto</text:span><text:span text:style-name="OperatorTok">(</text:span><text:span text:style-name="NormalTok">sockfd</text:span><text:span text:style-name="OperatorTok">,</text:span><text:span text:style-name="NormalTok"> </text:span><text:span text:style-name="OperatorTok">&amp;</text:span><text:span text:style-name="NormalTok">ack</text:span><text:span text:style-name="OperatorTok">,</text:span><text:span text:style-name="NormalTok"> </text:span><text:span text:style-name="KeywordTok">sizeof</text:span><text:span text:style-name="OperatorTok">(</text:span><text:span text:style-name="NormalTok">ack</text:span><text:span text:style-name="OperatorTok">)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client_addr</text:span><text:span text:style-name="OperatorTok">,</text:span><text:span text:style-name="NormalTok"> addr_len</text:span><text:span text:style-name="OperatorTok">);</text:span> </text:p>
      <text:p text:style-name="Preformatted_20_Text"><text:span text:style-name="NormalTok"><text:s text:c="12"/>expected_seq</text:span><text:span text:style-name="OperatorTok">++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Out of order Packet </text:span><text:span text:style-name="SpecialCharTok">%d</text:span><text:span text:style-name="StringTok"> ignored. Expected </text:span><text:span text:style-name="SpecialCharTok">%d\n</text:span><text:span text:style-name="StringTok">"</text:span><text:span text:style-name="OperatorTok">,</text:span><text:span text:style-name="NormalTok"> p</text:span><text:span text:style-name="OperatorTok">.</text:span><text:span text:style-name="NormalTok">seq_num</text:span><text:span text:style-name="OperatorTok">,</text:span><text:span text:style-name="NormalTok"> expected_seq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All packets received. Exiting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close</text:span><text:span text:style-name="OperatorTok">(</text:span><text:span text:style-name="NormalTok">sockfd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client O/P</text:p>
      <text:p text:style-name="Preformatted_20_Text">Starting GBN Sender (Window Size: 4)</text:p>
      <text:p text:style-name="Preformatted_20_Text">--&gt; Sent Packet 0</text:p>
      <text:p text:style-name="Preformatted_20_Text">--&gt; Sent Packet 1</text:p>
      <text:p text:style-name="Preformatted_20_Text">--&gt; Sent Packet 2</text:p>
      <text:p text:style-name="Preformatted_20_Text">--&gt; Sent Packet 3</text:p>
      <text:p text:style-name="Preformatted_20_Text">&lt;-- Received ACK 0</text:p>
      <text:p text:style-name="Preformatted_20_Text">--&gt; Sent Packet 4</text:p>
      <text:p text:style-name="Preformatted_20_Text">&lt;-- Received ACK 1</text:p>
      <text:p text:style-name="Preformatted_20_Text">--&gt; Sent Packet 5</text:p>
      <text:p text:style-name="Preformatted_20_Text">&lt;-- Received ACK 2</text:p>
      <text:p text:style-name="Preformatted_20_Text">--&gt; Sent Packet 6</text:p>
      <text:p text:style-name="Preformatted_20_Text">&lt;-- Received ACK 3</text:p>
      <text:p text:style-name="Preformatted_20_Text">--&gt; Sent Packet 7</text:p>
      <text:p text:style-name="Preformatted_20_Text">!!! Timeout! Resending from Packet 4</text:p>
      <text:p text:style-name="Preformatted_20_Text">--&gt; Sent Packet 4</text:p>
      <text:p text:style-name="Preformatted_20_Text">--&gt; Sent Packet 5</text:p>
      <text:p text:style-name="Preformatted_20_Text">--&gt; Sent Packet 6</text:p>
      <text:p text:style-name="Preformatted_20_Text">--&gt; Sent Packet 7</text:p>
      <text:p text:style-name="Preformatted_20_Text">!!! Timeout! Resending from Packet 4</text:p>
      <text:p text:style-name="Preformatted_20_Text">--&gt; Sent Packet 4</text:p>
      <text:p text:style-name="Preformatted_20_Text">--&gt; Sent Packet 5</text:p>
      <text:p text:style-name="Preformatted_20_Text">--&gt; Sent Packet 6</text:p>
      <text:p text:style-name="Preformatted_20_Text">--&gt; Sent Packet 7</text:p>
      <text:p text:style-name="Preformatted_20_Text">&lt;-- Received ACK 4</text:p>
      <text:p text:style-name="Preformatted_20_Text">--&gt; Sent Packet 8</text:p>
      <text:p text:style-name="Preformatted_20_Text">!!! Timeout! Resending from Packet 5</text:p>
      <text:p text:style-name="Preformatted_20_Text">--&gt; Sent Packet 5</text:p>
      <text:p text:style-name="Preformatted_20_Text">--&gt; Sent Packet 6</text:p>
      <text:p text:style-name="Preformatted_20_Text">--&gt; Sent Packet 7</text:p>
      <text:p text:style-name="Preformatted_20_Text">--&gt; Sent Packet 8</text:p>
      <text:p text:style-name="Preformatted_20_Text">!!! Timeout! Resending from Packet 5</text:p>
      <text:p text:style-name="Preformatted_20_Text">--&gt; Sent Packet 5</text:p>
      <text:p text:style-name="Preformatted_20_Text">--&gt; Sent Packet 6</text:p>
      <text:p text:style-name="Preformatted_20_Text">--&gt; Sent Packet 7</text:p>
      <text:p text:style-name="Preformatted_20_Text">--&gt; Sent Packet 8</text:p>
      <text:p text:style-name="Preformatted_20_Text">&lt;-- Received ACK 5</text:p>
      <text:p text:style-name="Preformatted_20_Text">--&gt; Sent Packet 9</text:p>
      <text:p text:style-name="Preformatted_20_Text">&lt;-- Received ACK 6</text:p>
      <text:p text:style-name="Preformatted_20_Text">!!! Timeout! Resending from Packet 7</text:p>
      <text:p text:style-name="Preformatted_20_Text">--&gt; Sent Packet 7</text:p>
      <text:p text:style-name="Preformatted_20_Text">--&gt; Sent Packet 8</text:p>
      <text:p text:style-name="Preformatted_20_Text">--&gt; Sent Packet 9</text:p>
      <text:p text:style-name="Preformatted_20_Text">&lt;-- Received ACK 7</text:p>
      <text:p text:style-name="Preformatted_20_Text">&lt;-- Received ACK 8</text:p>
      <text:p text:style-name="Preformatted_20_Text">&lt;-- Received ACK 9</text:p>
      <text:p text:style-name="Preformatted_20_Text">All packets sent and acknowledged successfully.</text:p>
      <text:p text:style-name="Preformatted_20_Text"/>
      <text:p text:style-name="Preformatted_20_Text">server O/P</text:p>
      <text:p text:style-name="Preformatted_20_Text">Receiver listening on port 8080...</text:p>
      <text:p text:style-name="Preformatted_20_Text">Received Packet 0. Sending ACK 0</text:p>
      <text:p text:style-name="Preformatted_20_Text">Received Packet 1. Sending ACK 1</text:p>
      <text:p text:style-name="Preformatted_20_Text">Received Packet 2. Sending ACK 2</text:p>
      <text:p text:style-name="Preformatted_20_Text">Received Packet 3. Sending ACK 3</text:p>
      <text:p text:style-name="Preformatted_20_Text"><text:soft-page-break/>Dropped Packet 4 (Simulated Loss)</text:p>
      <text:p text:style-name="Preformatted_20_Text">Dropped Packet 5 (Simulated Loss)</text:p>
      <text:p text:style-name="Preformatted_20_Text">Out of order Packet 6 ignored. Expected 4</text:p>
      <text:p text:style-name="Preformatted_20_Text">Dropped Packet 7 (Simulated Loss)</text:p>
      <text:p text:style-name="Preformatted_20_Text">Dropped Packet 4 (Simulated Loss)</text:p>
      <text:p text:style-name="Preformatted_20_Text">Out of order Packet 5 ignored. Expected 4</text:p>
      <text:p text:style-name="Preformatted_20_Text">Out of order Packet 6 ignored. Expected 4</text:p>
      <text:p text:style-name="Preformatted_20_Text">Out of order Packet 7 ignored. Expected 4</text:p>
      <text:p text:style-name="Preformatted_20_Text">Received Packet 4. Sending ACK 4</text:p>
      <text:p text:style-name="Preformatted_20_Text">Dropped Packet 5 (Simulated Loss)</text:p>
      <text:p text:style-name="Preformatted_20_Text">Out of order Packet 6 ignored. Expected 5</text:p>
      <text:p text:style-name="Preformatted_20_Text">Out of order Packet 7 ignored. Expected 5</text:p>
      <text:p text:style-name="Preformatted_20_Text">Dropped Packet 8 (Simulated Loss)</text:p>
      <text:p text:style-name="Preformatted_20_Text">Dropped Packet 5 (Simulated Loss)</text:p>
      <text:p text:style-name="Preformatted_20_Text">Out of order Packet 6 ignored. Expected 5</text:p>
      <text:p text:style-name="Preformatted_20_Text">Out of order Packet 7 ignored. Expected 5</text:p>
      <text:p text:style-name="Preformatted_20_Text">Out of order Packet 8 ignored. Expected 5</text:p>
      <text:p text:style-name="Preformatted_20_Text">Received Packet 5. Sending ACK 5</text:p>
      <text:p text:style-name="Preformatted_20_Text">Received Packet 6. Sending ACK 6</text:p>
      <text:p text:style-name="Preformatted_20_Text">Dropped Packet 7 (Simulated Loss)</text:p>
      <text:p text:style-name="Preformatted_20_Text">Out of order Packet 8 ignored. Expected 7</text:p>
      <text:p text:style-name="Preformatted_20_Text">Out of order Packet 9 ignored. Expected 7</text:p>
      <text:p text:style-name="Preformatted_20_Text">Received Packet 7. Sending ACK 7</text:p>
      <text:p text:style-name="Preformatted_20_Text">Received Packet 8. Sending ACK 8</text:p>
      <text:p text:style-name="Preformatted_20_Text">Received Packet 9. Sending ACK 9</text:p>
      <text:p text:style-name="Preformatted_20_Text">All packets received. Exiting.</text:p>
      <text:h text:style-name="Heading_20_2" text:outline-level="2"><text:bookmark-start text:name="selective-repeat"/>Selective Repeat<text:bookmark-end text:name="selective-repeat"/></text:h>
      <text:h text:style-name="Heading_20_3" text:outline-level="3"><text:bookmark-start text:name="client.c-3"/>client.c<text:bookmark-end text:name="client.c-3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dbool.h&gt;</text:span> </text:p>
      <text:p text:style-name="Preformatted_20_Text"><text:span text:style-name="PreprocessorTok">#include </text:span><text:span text:style-name="ImportTok">&lt;sys/socket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include </text:span><text:span text:style-name="ImportTok">&lt;unistd.h&gt;</text:span> </text:p>
      <text:p text:style-name="Preformatted_20_Text"><text:span text:style-name="PreprocessorTok">#define PORT </text:span><text:span text:style-name="DecValTok">8080</text:span> </text:p>
      <text:p text:style-name="Preformatted_20_Text"><text:span text:style-name="PreprocessorTok">#define WINDOW_SIZE </text:span><text:span text:style-name="DecValTok">4</text:span> </text:p>
      <text:p text:style-name="Preformatted_20_Text"><text:span text:style-name="PreprocessorTok">#define TOTAL_PACKETS </text:span><text:span text:style-name="DecValTok">10</text:span> </text:p>
      <text:p text:style-name="Preformatted_20_Text"/>
      <text:p text:style-name="Preformatted_20_Text"/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fd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server_addr</text:span><text:span text:style-name="OperatorTok">;</text:span> </text:p>
      <text:p text:style-name="Preformatted_20_Text"><text:span text:style-name="NormalTok"><text:s text:c="4"/></text:span><text:span text:style-name="DataTypeTok">bool</text:span><text:span text:style-name="NormalTok"> acked</text:span><text:span text:style-name="OperatorTok">[</text:span><text:span text:style-name="NormalTok">TOTAL_PACKETS</text:span><text:span text:style-name="OperatorTok">]</text:span><text:span text:style-name="NormalTok"> </text:span><text:span text:style-name="OperatorTok">=</text:span><text:span text:style-name="NormalTok"> </text:span><text:span text:style-name="OperatorTok">{</text:span><text:span text:style-name="KeywordTok">false</text:span><text:span text:style-name="OperatorTok">};</text:span> </text:p>
      <text:p text:style-name="Preformatted_20_Text"><text:span text:style-name="NormalTok"><text:s text:c="4"/></text:span><text:span text:style-name="DataTypeTok">int</text:span><text:span text:style-name="NormalTok"> base </text:span><text:span text:style-name="OperatorTok">=</text:span><text:span text:style-name="NormalTok"> </text:span><text:span text:style-name="DecValTok">0</text:span><text:span text:style-name="OperatorTok">,</text:span><text:span text:style-name="NormalTok"> ack_num</text:span><text:span text:style-name="OperatorTok">;</text:span> </text:p>
      <text:p text:style-name="Preformatted_20_Text"><text:span text:style-name="NormalTok"><text:s text:c="4"/>sock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DGRAM</text:span><text:span text:style-name="OperatorTok">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PORT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et_addr</text:span><text:span text:style-name="OperatorTok">(</text:span><text:span text:style-name="StringTok">"127.0.0.1"</text:span><text:span text:style-name="OperatorTok">);</text:span> </text:p>
      <text:p text:style-name="Preformatted_20_Text"><text:span text:style-name="NormalTok"><text:s text:c="4"/></text:span><text:span text:style-name="KeywordTok">struct</text:span><text:span text:style-name="NormalTok"> timeval tv </text:span><text:span text:style-name="OperatorTok">=</text:span><text:span text:style-name="NormalTok"> </text:span><text:span text:style-name="OperatorTok">{</text:span><text:span text:style-name="DecValTok">1</text:span><text:span text:style-name="OperatorTok">,</text:span><text:span text:style-name="NormalTok"> </text:span><text:span text:style-name="DecValTok">0</text:span><text:span text:style-name="OperatorTok">};</text:span> </text:p>
      <text:p text:style-name="Preformatted_20_Text"><text:span text:style-name="NormalTok"><text:s text:c="4"/>setsockopt</text:span><text:span text:style-name="OperatorTok">(</text:span><text:span text:style-name="NormalTok">sockfd</text:span><text:span text:style-name="OperatorTok">,</text:span><text:span text:style-name="NormalTok"> SOL_SOCKET</text:span><text:span text:style-name="OperatorTok">,</text:span><text:span text:style-name="NormalTok"> SO_RCVTIMEO</text:span><text:span text:style-name="OperatorTok">,</text:span><text:span text:style-name="NormalTok"> </text:span><text:span text:style-name="OperatorTok">&amp;</text:span><text:span text:style-name="NormalTok">tv</text:span><text:span text:style-name="OperatorTok">,</text:span><text:span text:style-name="NormalTok"> </text:span><text:span text:style-name="KeywordTok">sizeof</text:span><text:span text:style-name="OperatorTok">(</text:span><text:span text:style-name="NormalTok">tv</text:span><text:span text:style-name="OperatorTok">))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base </text:span><text:span text:style-name="OperatorTok">&lt;</text:span><text:span text:style-name="NormalTok"> TOTAL_PACKETS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base</text:span><text:span text:style-name="OperatorTok">;</text:span><text:span text:style-name="NormalTok"> i </text:span><text:span text:style-name="OperatorTok">&lt;</text:span><text:span text:style-name="NormalTok"> base </text:span><text:span text:style-name="OperatorTok">+</text:span><text:span text:style-name="NormalTok"> WINDOW_SIZE </text:span><text:span text:style-name="OperatorTok">&amp;&amp;</text:span><text:span text:style-name="NormalTok"> i </text:span><text:span text:style-name="OperatorTok">&lt;</text:span><text:span text:style-name="NormalTok"> TOTAL_PACKETS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!</text:span><text:span text:style-name="NormalTok">acked</text:span><text:span text:style-name="OperatorTok">[</text:span><text:span text:style-name="NormalTok">i</text:span><text:span text:style-name="OperatorTok">])</text:span><text:span text:style-name="NormalTok"> </text:span><text:span text:style-name="OperatorTok">{</text:span> </text:p>
      <text:p text:style-name="Preformatted_20_Text"><text:span text:style-name="NormalTok"><text:s text:c="16"/>printf</text:span><text:span text:style-name="OperatorTok">(</text:span><text:span text:style-name="StringTok">"Sending/Retransmitting Packet: </text:span><text:span text:style-name="SpecialCharTok">%d\n</text:span><text:span text:style-name="StringTok">"</text:span><text:span text:style-name="OperatorTok">,</text:span><text:span text:style-name="NormalTok"> i</text:span><text:span text:style-name="OperatorTok">);</text:span> </text:p>
      <text:p text:style-name="Preformatted_20_Text"><text:span text:style-name="NormalTok"><text:s text:c="16"/>sendto</text:span><text:span text:style-name="OperatorTok">(</text:span><text:span text:style-name="NormalTok">sockfd</text:span><text:span text:style-name="OperatorTok">,</text:span><text:span text:style-name="NormalTok"> </text:span><text:span text:style-name="OperatorTok">&amp;</text:span><text:span text:style-name="NormalTok">i</text:span><text:span text:style-name="OperatorTok">,</text:span><text:span text:style-name="NormalTok"> </text:span><text:span text:style-name="KeywordTok">sizeof</text:span><text:span text:style-name="OperatorTok">(</text:span><text:span text:style-name="NormalTok">i</text:span><text:span text:style-name="OperatorTok">)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server_addr</text:span><text:span text:style-name="OperatorTok">,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while</text:span><text:span text:style-name="NormalTok"> </text:span><text:span text:style-name="OperatorTok">(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recvfrom</text:span><text:span text:style-name="OperatorTok">(</text:span><text:span text:style-name="NormalTok">sockfd</text:span><text:span text:style-name="OperatorTok">,</text:span><text:span text:style-name="NormalTok"> </text:span><text:span text:style-name="OperatorTok">&amp;</text:span><text:span text:style-name="NormalTok">ack_num</text:span><text:span text:style-name="OperatorTok">,</text:span><text:span text:style-name="NormalTok"> </text:span><text:span text:style-name="KeywordTok">sizeof</text:span><text:span text:style-name="OperatorTok">(</text:span><text:span text:style-name="NormalTok">ack_num</text:span><text:span text:style-name="OperatorTok">),</text:span><text:span text:style-name="NormalTok"> </text:span><text:span text:style-name="DecValTok">0</text:span><text:span text:style-name="OperatorTok">,</text:span><text:span text:style-name="NormalTok"> NULL</text:span><text:span text:style-name="OperatorTok">,</text:span><text:span text:style-name="NormalTok"> NULL</text:span><text:span text:style-name="OperatorTok">)</text:span><text:span text:style-name="NormalTok">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6"/>printf</text:span><text:span text:style-name="OperatorTok">(</text:span><text:span text:style-name="StringTok">"Received ACK for: </text:span><text:span text:style-name="SpecialCharTok">%d\n</text:span><text:span text:style-name="StringTok">"</text:span><text:span text:style-name="OperatorTok">,</text:span><text:span text:style-name="NormalTok"> ack_num</text:span><text:span text:style-name="OperatorTok">);</text:span> </text:p>
      <text:p text:style-name="Preformatted_20_Text"><text:span text:style-name="NormalTok"><text:s text:c="16"/>acked</text:span><text:span text:style-name="OperatorTok">[</text:span><text:span text:style-name="NormalTok">ack_num</text:span><text:span text:style-name="OperatorTok">]</text:span><text:span text:style-name="NormalTok"> </text:span><text:span text:style-name="OperatorTok">=</text:span><text:span text:style-name="NormalTok"> </text:span><text:span text:style-name="KeywordTok">true</text:span><text:span text:style-name="OperatorTok">;</text:span> </text:p>
      <text:p text:style-name="Preformatted_20_Text"><text:span text:style-name="NormalTok"><text:s text:c="16"/></text:span><text:span text:style-name="ControlFlowTok">while</text:span><text:span text:style-name="NormalTok"> </text:span><text:span text:style-name="OperatorTok">(</text:span><text:span text:style-name="NormalTok">base </text:span><text:span text:style-name="OperatorTok">&lt;</text:span><text:span text:style-name="NormalTok"> TOTAL_PACKETS </text:span><text:span text:style-name="OperatorTok">&amp;&amp;</text:span><text:span text:style-name="NormalTok"> acked</text:span><text:span text:style-name="OperatorTok">[</text:span><text:span text:style-name="NormalTok">base</text:span><text:span text:style-name="OperatorTok">])</text:span><text:span text:style-name="NormalTok"> </text:span><text:span text:style-name="OperatorTok">{</text:span> </text:p>
      <text:p text:style-name="Preformatted_20_Text"><text:span text:style-name="NormalTok"><text:s text:c="20"/>base</text:span><text:span text:style-name="OperatorTok">++;</text:span> </text:p>
      <text:p text:style-name="Preformatted_20_Text"><text:span text:style-name="NormalTok"><text:s text:c="16"/></text:span><text:span text:style-name="OperatorTok">}</text:span> </text:p>
      <text:p text:style-name="Preformatted_20_Text"><text:span text:style-name="NormalTok"><text:s text:c="12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6"/>printf</text:span><text:span text:style-name="OperatorTok">(</text:span><text:span text:style-name="StringTok">"Timeout! Checking window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16"/></text:span><text:span text:style-name="ControlFlowTok">break</text:span><text:span text:style-name="OperatorTok">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Success: All packets acknowledged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close</text:span><text:span text:style-name="OperatorTok">(</text:span><text:span text:style-name="NormalTok">sockfd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h text:style-name="Heading_20_3" text:outline-level="3"><text:bookmark-start text:name="server.c-3"/><text:soft-page-break/>server.c<text:bookmark-end text:name="server.c-3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dbool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define PORT </text:span><text:span text:style-name="DecValTok">8080</text:span> </text:p>
      <text:p text:style-name="Preformatted_20_Text"><text:span text:style-name="PreprocessorTok">#define WINDOW_SIZE </text:span><text:span text:style-name="DecValTok">4</text:span> </text:p>
      <text:p text:style-name="Preformatted_20_Text"><text:span text:style-name="PreprocessorTok">#define TOTAL_PACKETS </text:span><text:span text:style-name="DecValTok">10</text:span> </text:p>
      <text:p text:style-name="Preformatted_20_Text"><text:span text:style-name="KeywordTok">typedef</text:span><text:span text:style-name="NormalTok"> </text:span><text:span text:style-name="KeywordTok">struct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eq_num</text:span><text:span text:style-name="OperatorTok">;</text:span> </text:p>
      <text:p text:style-name="Preformatted_20_Text"><text:span text:style-name="NormalTok"><text:s text:c="4"/></text:span><text:span text:style-name="DataTypeTok">bool</text:span><text:span text:style-name="NormalTok"> received</text:span><text:span text:style-name="OperatorTok">;</text:span> </text:p>
      <text:p text:style-name="Preformatted_20_Text"><text:span text:style-name="OperatorTok">}</text:span><text:span text:style-name="NormalTok"> ReceiverWindow</text:span><text:span text:style-name="OperatorTok">;</text:span> </text:p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fd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server_addr</text:span><text:span text:style-name="OperatorTok">,</text:span><text:span text:style-name="NormalTok"> client_addr</text:span><text:span text:style-name="OperatorTok">;</text:span> </text:p>
      <text:p text:style-name="Preformatted_20_Text"><text:span text:style-name="NormalTok"><text:s text:c="4"/>socklen_t addr_size </text:span><text:span text:style-name="OperatorTok">=</text:span><text:span text:style-name="NormalTok"> </text:span><text:span text:style-name="KeywordTok">sizeof</text:span><text:span text:style-name="OperatorTok">(</text:span><text:span text:style-name="NormalTok">client_addr</text:span><text:span text:style-name="OperatorTok">);</text:span> </text:p>
      <text:p text:style-name="Preformatted_20_Text"><text:span text:style-name="NormalTok"><text:s text:c="4"/>ReceiverWindow buffer</text:span><text:span text:style-name="OperatorTok">[</text:span><text:span text:style-name="NormalTok">TOTAL_PACKETS</text:span><text:span text:style-name="OperatorTok">]</text:span><text:span text:style-name="NormalTok"> </text:span><text:span text:style-name="OperatorTok">=</text:span><text:span text:style-name="NormalTok"> </text:span><text:span text:style-name="OperatorTok">{</text:span><text:span text:style-name="DecValTok">0</text:span><text:span text:style-name="OperatorTok">};</text:span> </text:p>
      <text:p text:style-name="Preformatted_20_Text"><text:span text:style-name="NormalTok"><text:s text:c="4"/></text:span><text:span text:style-name="DataTypeTok">int</text:span><text:span text:style-name="NormalTok"> window_base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incoming_pkt</text:span><text:span text:style-name="OperatorTok">;</text:span> </text:p>
      <text:p text:style-name="Preformatted_20_Text"><text:span text:style-name="NormalTok"><text:s text:c="4"/>sock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DGRAM</text:span><text:span text:style-name="OperatorTok">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PORT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ADDR_ANY</text:span><text:span text:style-name="OperatorTok">;</text:span> </text:p>
      <text:p text:style-name="Preformatted_20_Text"><text:span text:style-name="NormalTok"><text:s text:c="4"/>bind</text:span><text:span text:style-name="OperatorTok">(</text:span><text:span text:style-name="NormalTok">sockfd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server_addr</text:span><text:span text:style-name="OperatorTok">,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);</text:span> </text:p>
      <text:p text:style-name="Preformatted_20_Text"><text:span text:style-name="NormalTok"><text:s text:c="4"/>printf</text:span><text:span text:style-name="OperatorTok">(</text:span><text:span text:style-name="StringTok">"Selective Repeat Server listening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window_base </text:span><text:span text:style-name="OperatorTok">&lt;</text:span><text:span text:style-name="NormalTok"> TOTAL_PACKETS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recvfrom</text:span><text:span text:style-name="OperatorTok">(</text:span><text:span text:style-name="NormalTok">sockfd</text:span><text:span text:style-name="OperatorTok">,</text:span><text:span text:style-name="NormalTok"> </text:span><text:span text:style-name="OperatorTok">&amp;</text:span><text:span text:style-name="NormalTok">incoming_pkt</text:span><text:span text:style-name="OperatorTok">,</text:span><text:span text:style-name="NormalTok"> </text:span><text:span text:style-name="KeywordTok">sizeof</text:span><text:span text:style-name="OperatorTok">(</text:span><text:span text:style-name="NormalTok">incoming_pkt</text:span><text:span text:style-name="OperatorTok">)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client_addr</text:span><text:span text:style-name="OperatorTok">,</text:span><text:span text:style-name="NormalTok"> </text:span><text:span text:style-name="OperatorTok">&amp;</text:span><text:span text:style-name="NormalTok">addr_size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Received Packet: </text:span><text:span text:style-name="SpecialCharTok">%d</text:span><text:span text:style-name="StringTok"> "</text:span><text:span text:style-name="OperatorTok">,</text:span><text:span text:style-name="NormalTok"> incoming_pkt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incoming_pkt </text:span><text:span text:style-name="OperatorTok">&gt;=</text:span><text:span text:style-name="NormalTok"> window_base </text:span><text:span text:style-name="OperatorTok">&amp;&amp;</text:span><text:span text:style-name="NormalTok"> incoming_pkt </text:span><text:span text:style-name="OperatorTok">&lt;</text:span><text:span text:style-name="NormalTok"> window_base </text:span><text:span text:style-name="OperatorTok">+</text:span><text:span text:style-name="NormalTok"> WINDOW_SIZE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buffer</text:span><text:span text:style-name="OperatorTok">[</text:span><text:span text:style-name="NormalTok">incoming_pkt</text:span><text:span text:style-name="OperatorTok">].</text:span><text:span text:style-name="NormalTok">received </text:span><text:span text:style-name="OperatorTok">=</text:span><text:span text:style-name="NormalTok"> </text:span><text:span text:style-name="KeywordTok">true</text:span><text:span text:style-name="OperatorTok">;</text:span> </text:p>
      <text:p text:style-name="Preformatted_20_Text"><text:span text:style-name="NormalTok"><text:s text:c="12"/>sendto</text:span><text:span text:style-name="OperatorTok">(</text:span><text:span text:style-name="NormalTok">sockfd</text:span><text:span text:style-name="OperatorTok">,</text:span><text:span text:style-name="NormalTok"> </text:span><text:span text:style-name="OperatorTok">&amp;</text:span><text:span text:style-name="NormalTok">incoming_pkt</text:span><text:span text:style-name="OperatorTok">,</text:span><text:span text:style-name="NormalTok"> </text:span><text:span text:style-name="KeywordTok">sizeof</text:span><text:span text:style-name="OperatorTok">(</text:span><text:span text:style-name="NormalTok">incoming_pkt</text:span><text:span text:style-name="OperatorTok">)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client_addr</text:span><text:span text:style-name="OperatorTok">,</text:span><text:span text:style-name="NormalTok"> addr_size</text:span><text:span text:style-name="OperatorTok">);</text:span> </text:p>
      <text:p text:style-name="Preformatted_20_Text"><text:span text:style-name="NormalTok"><text:s text:c="12"/>printf</text:span><text:span text:style-name="OperatorTok">(</text:span><text:span text:style-name="StringTok">"[ACK Sent]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12"/></text:span><text:span text:style-name="ControlFlowTok">while</text:span><text:span text:style-name="NormalTok"> </text:span><text:span text:style-name="OperatorTok">(</text:span><text:span text:style-name="NormalTok">window_base </text:span><text:span text:style-name="OperatorTok">&lt;</text:span><text:span text:style-name="NormalTok"> TOTAL_PACKETS </text:span><text:span text:style-name="OperatorTok">&amp;&amp;</text:span><text:span text:style-name="NormalTok"> buffer</text:span><text:span text:style-name="OperatorTok">[</text:span><text:span text:style-name="NormalTok">window_base</text:span><text:span text:style-name="OperatorTok">].</text:span><text:span text:style-name="NormalTok">received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6"/>window_base</text:span><text:span text:style-name="OperatorTok">++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[Ignored - Outside Window]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client O/P</text:p>
      <text:p text:style-name="Preformatted_20_Text">Sending/Retransmitting Packet: 0</text:p>
      <text:p text:style-name="Preformatted_20_Text">Sending/Retransmitting Packet: 1</text:p>
      <text:p text:style-name="Preformatted_20_Text">Sending/Retransmitting Packet: 2</text:p>
      <text:p text:style-name="Preformatted_20_Text">Sending/Retransmitting Packet: 3</text:p>
      <text:p text:style-name="Preformatted_20_Text">Received ACK for: 0</text:p>
      <text:p text:style-name="Preformatted_20_Text">Received ACK for: 1</text:p>
      <text:p text:style-name="Preformatted_20_Text">Received ACK for: 2</text:p>
      <text:p text:style-name="Preformatted_20_Text">Received ACK for: 3</text:p>
      <text:p text:style-name="Preformatted_20_Text">Timeout! Checking window...</text:p>
      <text:p text:style-name="Preformatted_20_Text">Sending/Retransmitting Packet: 4</text:p>
      <text:p text:style-name="Preformatted_20_Text">Sending/Retransmitting Packet: 5</text:p>
      <text:p text:style-name="Preformatted_20_Text">Sending/Retransmitting Packet: 6</text:p>
      <text:p text:style-name="Preformatted_20_Text">Sending/Retransmitting Packet: 7</text:p>
      <text:p text:style-name="Preformatted_20_Text">Received ACK for: 4</text:p>
      <text:p text:style-name="Preformatted_20_Text">Received ACK for: 5</text:p>
      <text:p text:style-name="Preformatted_20_Text">Received ACK for: 6</text:p>
      <text:p text:style-name="Preformatted_20_Text">Received ACK for: 7</text:p>
      <text:p text:style-name="Preformatted_20_Text">Timeout! Checking window...</text:p>
      <text:p text:style-name="Preformatted_20_Text">Sending/Retransmitting Packet: 8</text:p>
      <text:p text:style-name="Preformatted_20_Text">Sending/Retransmitting Packet: 9</text:p>
      <text:p text:style-name="Preformatted_20_Text">Received ACK for: 8</text:p>
      <text:p text:style-name="Preformatted_20_Text">Received ACK for: 9</text:p>
      <text:p text:style-name="Preformatted_20_Text">Timeout! Checking window...</text:p>
      <text:p text:style-name="Preformatted_20_Text">Success: All packets acknowledged.</text:p>
      <text:p text:style-name="Preformatted_20_Text"/>
      <text:p text:style-name="Preformatted_20_Text">server O/P</text:p>
      <text:p text:style-name="Preformatted_20_Text">Selective Repeat Server listening...</text:p>
      <text:p text:style-name="Preformatted_20_Text">Received Packet: 0 [ACK Sent]</text:p>
      <text:p text:style-name="Preformatted_20_Text">Received Packet: 1 [ACK Sent]</text:p>
      <text:p text:style-name="Preformatted_20_Text">Received Packet: 2 [ACK Sent]</text:p>
      <text:p text:style-name="Preformatted_20_Text">Received Packet: 3 [ACK Sent]</text:p>
      <text:p text:style-name="Preformatted_20_Text">Received Packet: 4 [ACK Sent]</text:p>
      <text:p text:style-name="Preformatted_20_Text">Received Packet: 5 [ACK Sent]</text:p>
      <text:p text:style-name="Preformatted_20_Text">Received Packet: 6 [ACK Sent]</text:p>
      <text:p text:style-name="Preformatted_20_Text">Received Packet: 7 [ACK Sent]</text:p>
      <text:p text:style-name="Preformatted_20_Text">Received Packet: 8 [ACK Sent]</text:p>
      <text:p text:style-name="Preformatted_20_Text">Received Packet: 9 [ACK Sent]</text:p>
      <text:h text:style-name="Heading_20_2" text:outline-level="2"><text:bookmark-start text:name="stop-and-wait"/><text:soft-page-break/>Stop and Wait<text:bookmark-end text:name="stop-and-wait"/></text:h>
      <text:h text:style-name="Heading_20_3" text:outline-level="3"><text:bookmark-start text:name="client.c-4"/>client.c<text:bookmark-end text:name="client.c-4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sys/socket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include </text:span><text:span text:style-name="ImportTok">&lt;unistd.h&gt;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fd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server_addr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buffer</text:span><text:span text:style-name="OperatorTok">[</text:span><text:span text:style-name="DecValTok">1024</text:span><text:span text:style-name="OperatorTok">];</text:span> </text:p>
      <text:p text:style-name="Preformatted_20_Text"><text:span text:style-name="NormalTok"><text:s text:c="4"/></text:span><text:span text:style-name="KeywordTok">struct</text:span><text:span text:style-name="NormalTok"> timeval tv</text:span><text:span text:style-name="OperatorTok">;</text:span> </text:p>
      <text:p text:style-name="Preformatted_20_Text"><text:span text:style-name="NormalTok"><text:s text:c="4"/>tv</text:span><text:span text:style-name="OperatorTok">.</text:span><text:span text:style-name="NormalTok">tv_sec </text:span><text:span text:style-name="OperatorTok">=</text:span><text:span text:style-name="NormalTok"> </text:span><text:span text:style-name="DecValTok">2</text:span><text:span text:style-name="OperatorTok">;</text:span> </text:p>
      <text:p text:style-name="Preformatted_20_Text"><text:span text:style-name="NormalTok"><text:s text:c="4"/>tv</text:span><text:span text:style-name="OperatorTok">.</text:span><text:span text:style-name="NormalTok">tv_usec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sock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DGRAM</text:span><text:span text:style-name="OperatorTok">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4"/>setsockopt</text:span><text:span text:style-name="OperatorTok">(</text:span><text:span text:style-name="NormalTok">sockfd</text:span><text:span text:style-name="OperatorTok">,</text:span><text:span text:style-name="NormalTok"> SOL_SOCKET</text:span><text:span text:style-name="OperatorTok">,</text:span><text:span text:style-name="NormalTok"> SO_RCVTIMEO</text:span><text:span text:style-name="OperatorTok">,</text:span><text:span text:style-name="NormalTok"> </text:span><text:span text:style-name="OperatorTok">(</text:span><text:span text:style-name="DataTypeTok">const</text:span><text:span text:style-name="NormalTok"> </text:span><text:span text:style-name="DataTypeTok">char</text:span><text:span text:style-name="OperatorTok">*)&amp;</text:span><text:span text:style-name="NormalTok">tv</text:span><text:span text:style-name="OperatorTok">,</text:span><text:span text:style-name="NormalTok"> </text:span><text:span text:style-name="KeywordTok">sizeof</text:span><text:span text:style-name="OperatorTok">(</text:span><text:span text:style-name="NormalTok">tv</text:span><text:span text:style-name="OperatorTok">));</text:span> </text:p>
      <text:p text:style-name="Preformatted_20_Text"><text:span text:style-name="NormalTok"><text:s text:c="4"/>server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DecValTok">8080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et_addr</text:span><text:span text:style-name="OperatorTok">(</text:span><text:span text:style-name="StringTok">"127.0.0.1"</text:span><text:span text:style-name="OperatorTok">);</text:span> </text:p>
      <text:p text:style-name="Preformatted_20_Text"><text:span text:style-name="NormalTok"><text:s text:c="4"/></text:span><text:span text:style-name="DataTypeTok">int</text:span><text:span text:style-name="NormalTok"> frame_to_send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rame_to_send </text:span><text:span text:style-name="OperatorTok">&lt;</text:span><text:span text:style-name="NormalTok"> </text:span><text:span text:style-name="DecValTok">5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char</text:span><text:span text:style-name="NormalTok"> msg</text:span><text:span text:style-name="OperatorTok">[</text:span><text:span text:style-name="DecValTok">20</text:span><text:span text:style-name="OperatorTok">];</text:span> </text:p>
      <text:p text:style-name="Preformatted_20_Text"><text:span text:style-name="NormalTok"><text:s text:c="8"/>sprintf</text:span><text:span text:style-name="OperatorTok">(</text:span><text:span text:style-name="NormalTok">msg</text:span><text:span text:style-name="OperatorTok">,</text:span><text:span text:style-name="NormalTok"> </text:span><text:span text:style-name="StringTok">"Frame </text:span><text:span text:style-name="SpecialCharTok">%d</text:span><text:span text:style-name="StringTok">"</text:span><text:span text:style-name="OperatorTok">,</text:span><text:span text:style-name="NormalTok"> frame_to_send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Sending: </text:span><text:span text:style-name="SpecialCharTok">%s\n</text:span><text:span text:style-name="StringTok">"</text:span><text:span text:style-name="OperatorTok">,</text:span><text:span text:style-name="NormalTok"> msg</text:span><text:span text:style-name="OperatorTok">);</text:span> </text:p>
      <text:p text:style-name="Preformatted_20_Text"><text:span text:style-name="NormalTok"><text:s text:c="8"/>sendto</text:span><text:span text:style-name="OperatorTok">(</text:span><text:span text:style-name="NormalTok">sockfd</text:span><text:span text:style-name="OperatorTok">,</text:span><text:span text:style-name="NormalTok"> msg</text:span><text:span text:style-name="OperatorTok">,</text:span><text:span text:style-name="NormalTok"> strlen</text:span><text:span text:style-name="OperatorTok">(</text:span><text:span text:style-name="NormalTok">msg</text:span><text:span text:style-name="OperatorTok">)</text:span><text:span text:style-name="NormalTok"> </text:span><text:span text:style-name="OperatorTok">+</text:span><text:span text:style-name="NormalTok"> </text:span><text:span text:style-name="DecValTok">1</text:span><text:span text:style-name="OperatorTok">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server_addr</text:span><text:span text:style-name="OperatorTok">,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recvfrom</text:span><text:span text:style-name="OperatorTok">(</text:span><text:span text:style-name="NormalTok">sockfd</text:span><text:span text:style-name="OperatorTok">,</text:span><text:span text:style-name="NormalTok"> buffer</text:span><text:span text:style-name="OperatorTok">,</text:span><text:span text:style-name="NormalTok"> </text:span><text:span text:style-name="DecValTok">1024</text:span><text:span text:style-name="OperatorTok">,</text:span><text:span text:style-name="NormalTok"> </text:span><text:span text:style-name="DecValTok">0</text:span><text:span text:style-name="OperatorTok">,</text:span><text:span text:style-name="NormalTok"> NULL</text:span><text:span text:style-name="OperatorTok">,</text:span><text:span text:style-name="NormalTok"> NULL</text:span><text:span text:style-name="OperatorTok">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Timeout! Resending </text:span><text:span text:style-name="SpecialCharTok">%s</text:span><text:span text:style-name="StringTok">...</text:span><text:span text:style-name="SpecialCharTok">\n</text:span><text:span text:style-name="StringTok">"</text:span><text:span text:style-name="OperatorTok">,</text:span><text:span text:style-name="NormalTok"> msg</text:span><text:span text:style-name="OperatorTok">)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Received: </text:span><text:span text:style-name="SpecialCharTok">%s\n</text:span><text:span text:style-name="StringTok">"</text:span><text:span text:style-name="OperatorTok">,</text:span><text:span text:style-name="NormalTok"> buffer</text:span><text:span text:style-name="OperatorTok">);</text:span> </text:p>
      <text:p text:style-name="Preformatted_20_Text"><text:span text:style-name="NormalTok"><text:s text:c="12"/>frame_to_send</text:span><text:span text:style-name="OperatorTok">++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sleep</text:span><text:span text:style-name="OperatorTok">(</text:span><text:span text:style-name="DecValTok">1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close</text:span><text:span text:style-name="OperatorTok">(</text:span><text:span text:style-name="NormalTok">sockfd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h text:style-name="Heading_20_3" text:outline-level="3"><text:bookmark-start text:name="server.c-4"/>server.c<text:bookmark-end text:name="server.c-4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time.h&gt;</text:span> </text:p>
      <text:p text:style-name="Preformatted_20_Text"><text:span text:style-name="PreprocessorTok">#include </text:span><text:span text:style-name="ImportTok">&lt;sys/socket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include </text:span><text:span text:style-name="ImportTok">&lt;unistd.h&gt;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fd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server_addr</text:span><text:span text:style-name="OperatorTok">,</text:span><text:span text:style-name="NormalTok"> client_addr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buffer</text:span><text:span text:style-name="OperatorTok">[</text:span><text:span text:style-name="DecValTok">1024</text:span><text:span text:style-name="OperatorTok">];</text:span> </text:p>
      <text:p text:style-name="Preformatted_20_Text"><text:span text:style-name="NormalTok"><text:s text:c="4"/>socklen_t addr_size</text:span><text:span text:style-name="OperatorTok">;</text:span> </text:p>
      <text:p text:style-name="Preformatted_20_Text"><text:span text:style-name="NormalTok"><text:s text:c="4"/>sock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DGRAM</text:span><text:span text:style-name="OperatorTok">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er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DecValTok">8080</text:span><text:span text:style-name="OperatorTok">);</text:span> </text:p>
      <text:p text:style-name="Preformatted_20_Text"><text:span text:style-name="NormalTok"><text:s text:c="4"/>server_addr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et_addr</text:span><text:span text:style-name="OperatorTok">(</text:span><text:span text:style-name="StringTok">"127.0.0.1"</text:span><text:span text:style-name="OperatorTok">);</text:span> </text:p>
      <text:p text:style-name="Preformatted_20_Text"><text:span text:style-name="NormalTok"><text:s text:c="4"/>bind</text:span><text:span text:style-name="OperatorTok">(</text:span><text:span text:style-name="NormalTok">sockfd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server_addr</text:span><text:span text:style-name="OperatorTok">,</text:span><text:span text:style-name="NormalTok"> </text:span><text:span text:style-name="KeywordTok">sizeof</text:span><text:span text:style-name="OperatorTok">(</text:span><text:span text:style-name="NormalTok">server_addr</text:span><text:span text:style-name="OperatorTok">));</text:span> </text:p>
      <text:p text:style-name="Preformatted_20_Text"><text:span text:style-name="NormalTok"><text:s text:c="4"/>addr_size </text:span><text:span text:style-name="OperatorTok">=</text:span><text:span text:style-name="NormalTok"> </text:span><text:span text:style-name="KeywordTok">sizeof</text:span><text:span text:style-name="OperatorTok">(</text:span><text:span text:style-name="NormalTok">client_addr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Receiver is ready to receive frames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</text:span><text:span text:style-name="DataTypeTok">int</text:span><text:span text:style-name="NormalTok"> expected_frame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expected_frame </text:span><text:span text:style-name="OperatorTok">&lt;</text:span><text:span text:style-name="NormalTok"> </text:span><text:span text:style-name="DecValTok">5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recvfrom</text:span><text:span text:style-name="OperatorTok">(</text:span><text:span text:style-name="NormalTok">sockfd</text:span><text:span text:style-name="OperatorTok">,</text:span><text:span text:style-name="NormalTok"> buffer</text:span><text:span text:style-name="OperatorTok">,</text:span><text:span text:style-name="NormalTok"> </text:span><text:span text:style-name="DecValTok">1024</text:span><text:span text:style-name="OperatorTok">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client_addr</text:span><text:span text:style-name="OperatorTok">,</text:span><text:span text:style-name="NormalTok"> </text:span><text:span text:style-name="OperatorTok">&amp;</text:span><text:span text:style-name="NormalTok">addr_size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Received: </text:span><text:span text:style-name="SpecialCharTok">%s\n</text:span><text:span text:style-name="StringTok">"</text:span><text:span text:style-name="OperatorTok">,</text:span><text:span text:style-name="NormalTok"> buffer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Sending ACK for frame </text:span><text:span text:style-name="SpecialCharTok">%d\n</text:span><text:span text:style-name="StringTok">"</text:span><text:span text:style-name="OperatorTok">,</text:span><text:span text:style-name="NormalTok"> expected_frame</text:span><text:span text:style-name="OperatorTok">);</text:span> </text:p>
      <text:p text:style-name="Preformatted_20_Text"><text:span text:style-name="NormalTok"><text:s text:c="8"/>sendto</text:span><text:span text:style-name="OperatorTok">(</text:span><text:span text:style-name="NormalTok">sockfd</text:span><text:span text:style-name="OperatorTok">,</text:span><text:span text:style-name="NormalTok"> </text:span><text:span text:style-name="StringTok">"ACK"</text:span><text:span text:style-name="OperatorTok">,</text:span><text:span text:style-name="NormalTok"> </text:span><text:span text:style-name="DecValTok">4</text:span><text:span text:style-name="OperatorTok">,</text:span><text:span text:style-name="NormalTok"> </text:span><text:span text:style-name="DecValTok">0</text:span><text:span text:style-name="OperatorTok">,</text:span><text:span text:style-name="NormalTok"> </text:span><text:span text:style-name="OperatorTok">(</text:span><text:span text:style-name="KeywordTok">struct</text:span><text:span text:style-name="NormalTok"> sockaddr</text:span><text:span text:style-name="OperatorTok">*)&amp;</text:span><text:span text:style-name="NormalTok">client_addr</text:span><text:span text:style-name="OperatorTok">,</text:span><text:span text:style-name="NormalTok"> addr_size</text:span><text:span text:style-name="OperatorTok">);</text:span> </text:p>
      <text:p text:style-name="Preformatted_20_Text"><text:span text:style-name="NormalTok"><text:s text:c="8"/>expected_frame</text:span><text:span text:style-name="OperatorTok">++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close</text:span><text:span text:style-name="OperatorTok">(</text:span><text:span text:style-name="NormalTok">sockfd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client O/P</text:p>
      <text:p text:style-name="Preformatted_20_Text">Sending: Frame 0</text:p>
      <text:p text:style-name="Preformatted_20_Text">Received: ACK</text:p>
      <text:p text:style-name="Preformatted_20_Text">Sending: Frame 1</text:p>
      <text:p text:style-name="Preformatted_20_Text">Received: ACK</text:p>
      <text:p text:style-name="Preformatted_20_Text">Sending: Frame 2</text:p>
      <text:p text:style-name="Preformatted_20_Text">Received: ACK</text:p>
      <text:p text:style-name="Preformatted_20_Text">Sending: Frame 3</text:p>
      <text:p text:style-name="Preformatted_20_Text">Received: ACK</text:p>
      <text:p text:style-name="Preformatted_20_Text">Sending: Frame 4</text:p>
      <text:p text:style-name="Preformatted_20_Text">Received: ACK</text:p>
      <text:p text:style-name="Preformatted_20_Text"/>
      <text:p text:style-name="Preformatted_20_Text">server O/P</text:p>
      <text:p text:style-name="Preformatted_20_Text">Receiver is ready to receive frames...</text:p>
      <text:p text:style-name="Preformatted_20_Text">Received: Frame 0</text:p>
      <text:p text:style-name="Preformatted_20_Text">Sending ACK for frame 0</text:p>
      <text:p text:style-name="Preformatted_20_Text">Received: Frame 1</text:p>
      <text:p text:style-name="Preformatted_20_Text">Sending ACK for frame 1</text:p>
      <text:p text:style-name="Preformatted_20_Text">Received: Frame 2</text:p>
      <text:p text:style-name="Preformatted_20_Text">Sending ACK for frame 2</text:p>
      <text:p text:style-name="Preformatted_20_Text">Received: Frame 3</text:p>
      <text:p text:style-name="Preformatted_20_Text">Sending ACK for frame 3</text:p>
      <text:p text:style-name="Preformatted_20_Text">Received: Frame 4</text:p>
      <text:p text:style-name="Preformatted_20_Text">Sending ACK for frame 4</text:p>
      <text:h text:style-name="Heading_20_1" text:outline-level="1"><text:bookmark-start text:name="dvr-algorithm"/>DVR Algorithm<text:bookmark-end text:name="dvr-algorithm"/></text:h>
      <text:h text:style-name="Heading_20_3" text:outline-level="3"><text:bookmark-start text:name="main.c"/>main.c<text:bookmark-end text:name="main.c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define MAX_NODES </text:span><text:span text:style-name="DecValTok">20</text:span> </text:p>
      <text:p text:style-name="Preformatted_20_Text"><text:span text:style-name="PreprocessorTok">#define INF </text:span><text:span text:style-name="DecValTok">9999</text:span> </text:p>
      <text:p text:style-name="Preformatted_20_Text"><text:span text:style-name="KeywordTok">struct</text:span><text:span text:style-name="NormalTok"> RoutingTable </text:span><text:span text:style-name="OperatorTok">{</text:span> </text:p>
      <text:p text:style-name="Preformatted_20_Text"><text:span text:style-name="NormalTok"><text:s text:c="4"/></text:span><text:span text:style-name="DataTypeTok">unsigned</text:span><text:span text:style-name="NormalTok"> dist</text:span><text:span text:style-name="OperatorTok">[</text:span><text:span text:style-name="NormalTok">MAX_NODES</text:span><text:span text:style-name="OperatorTok">];</text:span> </text:p>
      <text:p text:style-name="Preformatted_20_Text"><text:span text:style-name="NormalTok"><text:s text:c="4"/></text:span><text:span text:style-name="DataTypeTok">unsigned</text:span><text:span text:style-name="NormalTok"> next_hop</text:span><text:span text:style-name="OperatorTok">[</text:span><text:span text:style-name="NormalTok">MAX_NODES</text:span><text:span text:style-name="OperatorTok">];</text:span> </text:p>
      <text:p text:style-name="Preformatted_20_Text"><text:span text:style-name="OperatorTok">}</text:span><text:span text:style-name="NormalTok"> rt</text:span><text:span text:style-name="OperatorTok">[</text:span><text:span text:style-name="NormalTok">MAX_NODES</text:span><text:span text:style-name="OperatorTok">];</text:span> </text:p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cost_matrix</text:span><text:span text:style-name="OperatorTok">[</text:span><text:span text:style-name="NormalTok">MAX_NODES</text:span><text:span text:style-name="OperatorTok">][</text:span><text:span text:style-name="NormalTok">MAX_NODES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nodes</text:span><text:span text:style-name="OperatorTok">,</text:span><text:span text:style-name="NormalTok"> i</text:span><text:span text:style-name="OperatorTok">,</text:span><text:span text:style-name="NormalTok"> j</text:span><text:span text:style-name="OperatorTok">,</text:span><text:span text:style-name="NormalTok"> k</text:span><text:span text:style-name="OperatorTok">,</text:span><text:span text:style-name="NormalTok"> update_count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printf</text:span><text:span text:style-name="OperatorTok">(</text:span><text:span text:style-name="StringTok">"Enter the number of nodes: "</text:span><text:span text:style-name="OperatorTok">);</text:span> </text:p>
      <text:p text:style-name="Preformatted_20_Text"><text:span text:style-name="NormalTok"><text:s text:c="4"/>scanf</text:span><text:span text:style-name="OperatorTok">(</text:span><text:span text:style-name="StringTok">"</text:span><text:span text:style-name="SpecialCharTok">%d</text:span><text:span text:style-name="StringTok">"</text:span><text:span text:style-name="OperatorTok">,</text:span><text:span text:style-name="NormalTok"> </text:span><text:span text:style-name="OperatorTok">&amp;</text:span><text:span text:style-name="NormalTok">nodes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</text:span><text:span text:style-name="SpecialCharTok">\n</text:span><text:span text:style-name="StringTok">Enter the cost matrix (use </text:span><text:span text:style-name="SpecialCharTok">%d</text:span><text:span text:style-name="StringTok"> for infinity/no direct link):</text:span><text:span text:style-name="SpecialCharTok">\n</text:span><text:span text:style-name="StringTok">"</text:span><text:span text:style-name="OperatorTok">,</text:span><text:span text:style-name="NormalTok"> INF</text:span><text:span text:style-name="OperatorTok">);</text:span> </text:p>
      <text:p text:style-name="Preformatted_20_Text"><text:span text:style-name="NormalTok"><text:s text:c="4"/></text:span><text:span text:style-name="ControlFlowTok">for</text:span><text:span text:style-name="NormalTok"> </text:span><text:span text:style-name="OperatorTok">(</text:span><text:span text:style-name="NormalTok">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nodes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NormalTok">j </text:span><text:span text:style-name="OperatorTok">=</text:span><text:span text:style-name="NormalTok"> </text:span><text:span text:style-name="DecValTok">0</text:span><text:span text:style-name="OperatorTok">;</text:span><text:span text:style-name="NormalTok"> j </text:span><text:span text:style-name="OperatorTok">&lt;</text:span><text:span text:style-name="NormalTok"> nodes</text:span><text:span text:style-name="OperatorTok">;</text:span><text:span text:style-name="NormalTok"> j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scanf</text:span><text:span text:style-name="OperatorTok">(</text:span><text:span text:style-name="StringTok">"</text:span><text:span text:style-name="SpecialCharTok">%d</text:span><text:span text:style-name="StringTok">"</text:span><text:span text:style-name="OperatorTok">,</text:span><text:span text:style-name="NormalTok"> </text:span><text:span text:style-name="OperatorTok">&amp;</text:span><text:span text:style-name="NormalTok">cost_matrix</text:span><text:span text:style-name="OperatorTok">[</text:span><text:span text:style-name="NormalTok">i</text:span><text:span text:style-name="OperatorTok">][</text:span><text:span text:style-name="NormalTok">j</text:span><text:span text:style-name="OperatorTok">]);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i </text:span><text:span text:style-name="OperatorTok">==</text:span><text:span text:style-name="NormalTok"> j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6"/>cost_matrix</text:span><text:span text:style-name="OperatorTok">[</text:span><text:span text:style-name="NormalTok">i</text:span><text:span text:style-name="OperatorTok">][</text:span><text:span text:style-name="NormalTok">i</text:span><text:span text:style-name="OperatorTok">]</text:span><text:span text:style-name="NormalTok">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12"/>rt</text:span><text:span text:style-name="OperatorTok">[</text:span><text:span text:style-name="NormalTok">i</text:span><text:span text:style-name="OperatorTok">].</text:span><text:span text:style-name="NormalTok">dist</text:span><text:span text:style-name="OperatorTok">[</text:span><text:span text:style-name="NormalTok">j</text:span><text:span text:style-name="OperatorTok">]</text:span><text:span text:style-name="NormalTok"> </text:span><text:span text:style-name="OperatorTok">=</text:span><text:span text:style-name="NormalTok"> cost_matrix</text:span><text:span text:style-name="OperatorTok">[</text:span><text:span text:style-name="NormalTok">i</text:span><text:span text:style-name="OperatorTok">][</text:span><text:span text:style-name="NormalTok">j</text:span><text:span text:style-name="OperatorTok">];</text:span> </text:p>
      <text:p text:style-name="Preformatted_20_Text"><text:span text:style-name="NormalTok"><text:s text:c="12"/>rt</text:span><text:span text:style-name="OperatorTok">[</text:span><text:span text:style-name="NormalTok">i</text:span><text:span text:style-name="OperatorTok">].</text:span><text:span text:style-name="NormalTok">next_hop</text:span><text:span text:style-name="OperatorTok">[</text:span><text:span text:style-name="NormalTok">j</text:span><text:span text:style-name="OperatorTok">]</text:span><text:span text:style-name="NormalTok"> </text:span><text:span text:style-name="OperatorTok">=</text:span><text:span text:style-name="NormalTok"> j</text:span><text:span text:style-name="OperatorTok">;</text:span><text:span text:style-name="NormalTok"> </text:span><text:s/>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do</text:span><text:span text:style-name="NormalTok"> </text:span><text:span text:style-name="OperatorTok">{</text:span> </text:p>
      <text:p text:style-name="Preformatted_20_Text"><text:span text:style-name="NormalTok"><text:s text:c="8"/>update_count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NormalTok">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nodes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for</text:span><text:span text:style-name="NormalTok"> </text:span><text:span text:style-name="OperatorTok">(</text:span><text:span text:style-name="NormalTok">j </text:span><text:span text:style-name="OperatorTok">=</text:span><text:span text:style-name="NormalTok"> </text:span><text:span text:style-name="DecValTok">0</text:span><text:span text:style-name="OperatorTok">;</text:span><text:span text:style-name="NormalTok"> j </text:span><text:span text:style-name="OperatorTok">&lt;</text:span><text:span text:style-name="NormalTok"> nodes</text:span><text:span text:style-name="OperatorTok">;</text:span><text:span text:style-name="NormalTok"> j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6"/></text:span><text:span text:style-name="ControlFlowTok">for</text:span><text:span text:style-name="NormalTok"> </text:span><text:span text:style-name="OperatorTok">(</text:span><text:span text:style-name="NormalTok">k </text:span><text:span text:style-name="OperatorTok">=</text:span><text:span text:style-name="NormalTok"> </text:span><text:span text:style-name="DecValTok">0</text:span><text:span text:style-name="OperatorTok">;</text:span><text:span text:style-name="NormalTok"> k </text:span><text:span text:style-name="OperatorTok">&lt;</text:span><text:span text:style-name="NormalTok"> nodes</text:span><text:span text:style-name="OperatorTok">;</text:span><text:span text:style-name="NormalTok"> k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20"/></text:span><text:span text:style-name="ControlFlowTok">if</text:span><text:span text:style-name="NormalTok"> </text:span><text:span text:style-name="OperatorTok">(</text:span><text:span text:style-name="NormalTok">rt</text:span><text:span text:style-name="OperatorTok">[</text:span><text:span text:style-name="NormalTok">i</text:span><text:span text:style-name="OperatorTok">].</text:span><text:span text:style-name="NormalTok">dist</text:span><text:span text:style-name="OperatorTok">[</text:span><text:span text:style-name="NormalTok">j</text:span><text:span text:style-name="OperatorTok">]</text:span><text:span text:style-name="NormalTok"> </text:span><text:span text:style-name="OperatorTok">&gt;</text:span><text:span text:style-name="NormalTok"> cost_matrix</text:span><text:span text:style-name="OperatorTok">[</text:span><text:span text:style-name="NormalTok">i</text:span><text:span text:style-name="OperatorTok">][</text:span><text:span text:style-name="NormalTok">k</text:span><text:span text:style-name="OperatorTok">]</text:span><text:span text:style-name="NormalTok"> </text:span><text:span text:style-name="OperatorTok">+</text:span><text:span text:style-name="NormalTok"> rt</text:span><text:span text:style-name="OperatorTok">[</text:span><text:span text:style-name="NormalTok">k</text:span><text:span text:style-name="OperatorTok">].</text:span><text:span text:style-name="NormalTok">dist</text:span><text:span text:style-name="OperatorTok">[</text:span><text:span text:style-name="NormalTok">j</text:span><text:span text:style-name="OperatorTok">])</text:span><text:span text:style-name="NormalTok"> </text:span><text:span text:style-name="OperatorTok">{</text:span> </text:p>
      <text:p text:style-name="Preformatted_20_Text"><text:span text:style-name="NormalTok"><text:s text:c="24"/>rt</text:span><text:span text:style-name="OperatorTok">[</text:span><text:span text:style-name="NormalTok">i</text:span><text:span text:style-name="OperatorTok">].</text:span><text:span text:style-name="NormalTok">dist</text:span><text:span text:style-name="OperatorTok">[</text:span><text:span text:style-name="NormalTok">j</text:span><text:span text:style-name="OperatorTok">]</text:span><text:span text:style-name="NormalTok"> </text:span><text:span text:style-name="OperatorTok">=</text:span><text:span text:style-name="NormalTok"> cost_matrix</text:span><text:span text:style-name="OperatorTok">[</text:span><text:span text:style-name="NormalTok">i</text:span><text:span text:style-name="OperatorTok">][</text:span><text:span text:style-name="NormalTok">k</text:span><text:span text:style-name="OperatorTok">]</text:span><text:span text:style-name="NormalTok"> </text:span><text:span text:style-name="OperatorTok">+</text:span><text:span text:style-name="NormalTok"> rt</text:span><text:span text:style-name="OperatorTok">[</text:span><text:span text:style-name="NormalTok">k</text:span><text:span text:style-name="OperatorTok">].</text:span><text:span text:style-name="NormalTok">dist</text:span><text:span text:style-name="OperatorTok">[</text:span><text:span text:style-name="NormalTok">j</text:span><text:span text:style-name="OperatorTok">];</text:span> </text:p>
      <text:p text:style-name="Preformatted_20_Text"><text:span text:style-name="NormalTok"><text:s text:c="24"/>rt</text:span><text:span text:style-name="OperatorTok">[</text:span><text:span text:style-name="NormalTok">i</text:span><text:span text:style-name="OperatorTok">].</text:span><text:span text:style-name="NormalTok">next_hop</text:span><text:span text:style-name="OperatorTok">[</text:span><text:span text:style-name="NormalTok">j</text:span><text:span text:style-name="OperatorTok">]</text:span><text:span text:style-name="NormalTok"> </text:span><text:span text:style-name="OperatorTok">=</text:span><text:span text:style-name="NormalTok"> k</text:span><text:span text:style-name="OperatorTok">;</text:span> </text:p>
      <text:p text:style-name="Preformatted_20_Text"><text:span text:style-name="NormalTok"><text:s text:c="24"/>update_count</text:span><text:span text:style-name="OperatorTok">++;</text:span> </text:p>
      <text:p text:style-name="Preformatted_20_Text"><text:span text:style-name="NormalTok"><text:s text:c="20"/></text:span><text:span text:style-name="OperatorTok">}</text:span> </text:p>
      <text:p text:style-name="Preformatted_20_Text"><text:span text:style-name="NormalTok"><text:s text:c="16"/></text:span><text:span text:style-name="OperatorTok">}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while</text:span><text:span text:style-name="NormalTok"> </text:span><text:span text:style-name="OperatorTok">(</text:span><text:span text:style-name="NormalTok">update_count </text:span><text:span text:style-name="OperatorTok">!=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</text:span><text:span text:style-name="SpecialCharTok">\n</text:span><text:span text:style-name="StringTok">--- Final Routing Tables ---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</text:span><text:span text:style-name="ControlFlowTok">for</text:span><text:span text:style-name="NormalTok"> </text:span><text:span text:style-name="OperatorTok">(</text:span><text:span text:style-name="NormalTok">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nodes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</text:span><text:span text:style-name="SpecialCharTok">\n</text:span><text:span text:style-name="StringTok">Routing Table for Router </text:span><text:span text:style-name="SpecialCharTok">%d</text:span><text:span text:style-name="StringTok">:</text:span><text:span text:style-name="SpecialCharTok">\n</text:span><text:span text:style-name="StringTok">"</text:span><text:span text:style-name="OperatorTok">,</text:span><text:span text:style-name="NormalTok"> i </text:span><text:span text:style-name="OperatorTok">+</text:span><text:span text:style-name="NormalTok"> </text:span><text:span text:style-name="DecValTok">1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Destination</text:span><text:span text:style-name="SpecialCharTok">\t</text:span><text:span text:style-name="StringTok">Next Hop</text:span><text:span text:style-name="SpecialCharTok">\t</text:span><text:span text:style-name="StringTok">Distance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NormalTok">j </text:span><text:span text:style-name="OperatorTok">=</text:span><text:span text:style-name="NormalTok"> </text:span><text:span text:style-name="DecValTok">0</text:span><text:span text:style-name="OperatorTok">;</text:span><text:span text:style-name="NormalTok"> j </text:span><text:span text:style-name="OperatorTok">&lt;</text:span><text:span text:style-name="NormalTok"> nodes</text:span><text:span text:style-name="OperatorTok">;</text:span><text:span text:style-name="NormalTok"> j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</text:span><text:span text:style-name="SpecialCharTok">%d\t\t%d\t\t%d\n</text:span><text:span text:style-name="StringTok">"</text:span><text:span text:style-name="OperatorTok">,</text:span><text:span text:style-name="NormalTok"> j </text:span><text:span text:style-name="OperatorTok">+</text:span><text:span text:style-name="NormalTok"> </text:span><text:span text:style-name="DecValTok">1</text:span><text:span text:style-name="OperatorTok">,</text:span><text:span text:style-name="NormalTok"> rt</text:span><text:span text:style-name="OperatorTok">[</text:span><text:span text:style-name="NormalTok">i</text:span><text:span text:style-name="OperatorTok">].</text:span><text:span text:style-name="NormalTok">next_hop</text:span><text:span text:style-name="OperatorTok">[</text:span><text:span text:style-name="NormalTok">j</text:span><text:span text:style-name="OperatorTok">]</text:span><text:span text:style-name="NormalTok"> </text:span><text:span text:style-name="OperatorTok">+</text:span><text:span text:style-name="NormalTok"> </text:span><text:span text:style-name="DecValTok">1</text:span><text:span text:style-name="OperatorTok">,</text:span><text:span text:style-name="NormalTok"> rt</text:span><text:span text:style-name="OperatorTok">[</text:span><text:span text:style-name="NormalTok">i</text:span><text:span text:style-name="OperatorTok">].</text:span><text:span text:style-name="NormalTok">dist</text:span><text:span text:style-name="OperatorTok">[</text:span><text:span text:style-name="NormalTok">j</text:span><text:span text:style-name="OperatorTok">]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O/P</text:p>
      <text:p text:style-name="Preformatted_20_Text">Enter the number of nodes: 3</text:p>
      <text:p text:style-name="Preformatted_20_Text"/>
      <text:p text:style-name="Preformatted_20_Text">Enter the cost matrix (use 9999 for infinity/no direct link):</text:p>
      <text:p text:style-name="Preformatted_20_Text">0 2 9999</text:p>
      <text:p text:style-name="Preformatted_20_Text">2 0 1</text:p>
      <text:p text:style-name="Preformatted_20_Text">9999 1 0</text:p>
      <text:p text:style-name="Preformatted_20_Text"/>
      <text:p text:style-name="Preformatted_20_Text">--- Final Routing Tables ---</text:p>
      <text:p text:style-name="Preformatted_20_Text"/>
      <text:p text:style-name="Preformatted_20_Text">Routing Table for Router 1:</text:p>
      <text:p text:style-name="Preformatted_20_Text">Destination <text:s text:c="4"/>Next Hop <text:s text:c="7"/>Distance</text:p>
      <text:p text:style-name="Preformatted_20_Text">1 <text:s text:c="14"/>1 <text:s text:c="14"/>0</text:p>
      <text:p text:style-name="Preformatted_20_Text">2 <text:s text:c="14"/>2 <text:s text:c="14"/>2</text:p>
      <text:p text:style-name="Preformatted_20_Text">3 <text:s text:c="14"/>2 <text:s text:c="14"/>3</text:p>
      <text:p text:style-name="Preformatted_20_Text"/>
      <text:p text:style-name="Preformatted_20_Text">Routing Table for Router 2:</text:p>
      <text:p text:style-name="Preformatted_20_Text">Destination <text:s text:c="4"/>Next Hop <text:s text:c="7"/>Distance</text:p>
      <text:p text:style-name="Preformatted_20_Text">1 <text:s text:c="14"/>1 <text:s text:c="14"/>2</text:p>
      <text:p text:style-name="Preformatted_20_Text">2 <text:s text:c="14"/>2 <text:s text:c="14"/>0</text:p>
      <text:p text:style-name="Preformatted_20_Text">3 <text:s text:c="14"/>3 <text:s text:c="14"/>1</text:p>
      <text:p text:style-name="Preformatted_20_Text"/>
      <text:p text:style-name="Preformatted_20_Text">Routing Table for Router 3:</text:p>
      <text:p text:style-name="Preformatted_20_Text">Destination <text:s text:c="4"/>Next Hop <text:s text:c="7"/>Distance</text:p>
      <text:p text:style-name="Preformatted_20_Text">1 <text:s text:c="14"/>2 <text:s text:c="14"/>3</text:p>
      <text:p text:style-name="Preformatted_20_Text">2 <text:s text:c="14"/>2 <text:s text:c="14"/>1</text:p>
      <text:p text:style-name="Preformatted_20_Text">3 <text:s text:c="14"/>3 <text:s text:c="14"/>0</text:p>
      <text:h text:style-name="Heading_20_1" text:outline-level="1"><text:bookmark-start text:name="leaky-bucket-algorithm"/>Leaky Bucket Algorithm<text:bookmark-end text:name="leaky-bucket-algorithm"/></text:h>
      <text:h text:style-name="Heading_20_3" text:outline-level="3"><text:bookmark-start text:name="main.c-1"/>main.c<text:bookmark-end text:name="main.c-1"/></text:h>
      <text:p text:style-name="Preformatted_20_Text"><text:span text:style-name="PreprocessorTok">#include </text:span><text:span text:style-name="ImportTok">&lt;stdio.h&gt;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incoming</text:span><text:span text:style-name="OperatorTok">,</text:span><text:span text:style-name="NormalTok"> outgoing</text:span><text:span text:style-name="OperatorTok">,</text:span><text:span text:style-name="NormalTok"> bucket_size</text:span><text:span text:style-name="OperatorTok">,</text:span><text:span text:style-name="NormalTok"> n</text:span><text:span text:style-name="OperatorTok">,</text:span><text:span text:style-name="NormalTok"> store </text:span><text:span text:style-name="OperatorTok">=</text:span><text:span text:style-name="NormalTok"> </text:span><text:span text:style-name="DecValTok">0</text:span><text:span text:style-name="OperatorTok">,</text:span><text:span text:style-name="NormalTok"> dropped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printf</text:span><text:span text:style-name="OperatorTok">(</text:span><text:span text:style-name="StringTok">"Enter the bucket capacity: "</text:span><text:span text:style-name="OperatorTok">);</text:span> </text:p>
      <text:p text:style-name="Preformatted_20_Text"><text:span text:style-name="NormalTok"><text:s text:c="4"/>scanf</text:span><text:span text:style-name="OperatorTok">(</text:span><text:span text:style-name="StringTok">"</text:span><text:span text:style-name="SpecialCharTok">%d</text:span><text:span text:style-name="StringTok">"</text:span><text:span text:style-name="OperatorTok">,</text:span><text:span text:style-name="NormalTok"> </text:span><text:span text:style-name="OperatorTok">&amp;</text:span><text:span text:style-name="NormalTok">bucket_size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Enter the outgoing rate (leak rate): "</text:span><text:span text:style-name="OperatorTok">);</text:span> </text:p>
      <text:p text:style-name="Preformatted_20_Text"><text:span text:style-name="NormalTok"><text:s text:c="4"/>scanf</text:span><text:span text:style-name="OperatorTok">(</text:span><text:span text:style-name="StringTok">"</text:span><text:span text:style-name="SpecialCharTok">%d</text:span><text:span text:style-name="StringTok">"</text:span><text:span text:style-name="OperatorTok">,</text:span><text:span text:style-name="NormalTok"> </text:span><text:span text:style-name="OperatorTok">&amp;</text:span><text:span text:style-name="NormalTok">outgoing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Enter the number of time intervals to simulate: "</text:span><text:span text:style-name="OperatorTok">);</text:span> </text:p>
      <text:p text:style-name="Preformatted_20_Text"><text:span text:style-name="NormalTok"><text:s text:c="4"/>scanf</text:span><text:span text:style-name="OperatorTok">(</text:span><text:span text:style-name="StringTok">"</text:span><text:span text:style-name="SpecialCharTok">%d</text:span><text:span text:style-name="StringTok">"</text:span><text:span text:style-name="OperatorTok">,</text:span><text:span text:style-name="NormalTok"> </text:span><text:span text:style-name="OperatorTok">&amp;</text:span><text:span text:style-name="NormalTok">n</text:span><text:span text:style-name="OperatorTok">);</text:span> </text:p>
      <text:p text:style-name="Preformatted_20_Text"><text:span text:style-name="NormalTok"><text:s text:c="4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n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</text:span><text:span text:style-name="SpecialCharTok">\n</text:span><text:span text:style-name="StringTok">--- Time Interval </text:span><text:span text:style-name="SpecialCharTok">%d</text:span><text:span text:style-name="StringTok"> ---</text:span><text:span text:style-name="SpecialCharTok">\n</text:span><text:span text:style-name="StringTok">"</text:span><text:span text:style-name="OperatorTok">,</text:span><text:span text:style-name="NormalTok"> i </text:span><text:span text:style-name="OperatorTok">+</text:span><text:span text:style-name="NormalTok"> </text:span><text:span text:style-name="DecValTok">1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Enter the incoming packet size: "</text:span><text:span text:style-name="OperatorTok">);</text:span> </text:p>
      <text:p text:style-name="Preformatted_20_Text"><text:span text:style-name="NormalTok"><text:s text:c="8"/>scanf</text:span><text:span text:style-name="OperatorTok">(</text:span><text:span text:style-name="StringTok">"</text:span><text:span text:style-name="SpecialCharTok">%d</text:span><text:span text:style-name="StringTok">"</text:span><text:span text:style-name="OperatorTok">,</text:span><text:span text:style-name="NormalTok"> </text:span><text:span text:style-name="OperatorTok">&amp;</text:span><text:span text:style-name="NormalTok">incoming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incoming </text:span><text:span text:style-name="OperatorTok">&lt;=</text:span><text:span text:style-name="NormalTok"> </text:span><text:span text:style-name="OperatorTok">(</text:span><text:span text:style-name="NormalTok">bucket_size </text:span><text:span text:style-name="OperatorTok">-</text:span><text:span text:style-name="NormalTok"> store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2"/>store </text:span><text:span text:style-name="OperatorTok">+=</text:span><text:span text:style-name="NormalTok"> incoming</text:span><text:span text:style-name="OperatorTok">;</text:span> </text:p>
      <text:p text:style-name="Preformatted_20_Text"><text:span text:style-name="NormalTok"><text:s text:c="12"/>printf</text:span><text:span text:style-name="OperatorTok">(</text:span><text:span text:style-name="StringTok">"Accepted </text:span><text:span text:style-name="SpecialCharTok">%d</text:span><text:span text:style-name="StringTok"> packets.</text:span><text:span text:style-name="SpecialCharTok">\n</text:span><text:span text:style-name="StringTok">"</text:span><text:span text:style-name="OperatorTok">,</text:span><text:span text:style-name="NormalTok"> incoming</text:span><text:span text:style-name="OperatorTok">)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dropped </text:span><text:span text:style-name="OperatorTok">=</text:span><text:span text:style-name="NormalTok"> incoming </text:span><text:span text:style-name="OperatorTok">-</text:span><text:span text:style-name="NormalTok"> </text:span><text:span text:style-name="OperatorTok">(</text:span><text:span text:style-name="NormalTok">bucket_size </text:span><text:span text:style-name="OperatorTok">-</text:span><text:span text:style-name="NormalTok"> store</text:span><text:span text:style-name="OperatorTok">);</text:span> </text:p>
      <text:p text:style-name="Preformatted_20_Text"><text:span text:style-name="NormalTok"><text:s text:c="12"/>printf</text:span><text:span text:style-name="OperatorTok">(</text:span><text:span text:style-name="StringTok">"Bucket overflow! Dropped </text:span><text:span text:style-name="SpecialCharTok">%d</text:span><text:span text:style-name="StringTok"> packets.</text:span><text:span text:style-name="SpecialCharTok">\n</text:span><text:span text:style-name="StringTok">"</text:span><text:span text:style-name="OperatorTok">,</text:span><text:span text:style-name="NormalTok"> dropped</text:span><text:span text:style-name="OperatorTok">);</text:span> </text:p>
      <text:p text:style-name="Preformatted_20_Text"><text:span text:style-name="NormalTok"><text:s text:c="12"/>store </text:span><text:span text:style-name="OperatorTok">=</text:span><text:span text:style-name="NormalTok"> bucket_size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ore </text:span><text:span text:style-name="OperatorTok">&gt;=</text:span><text:span text:style-name="NormalTok"> outgoing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store </text:span><text:span text:style-name="OperatorTok">-=</text:span><text:span text:style-name="NormalTok"> outgoing</text:span><text:span text:style-name="OperatorTok">;</text:span> </text:p>
      <text:p text:style-name="Preformatted_20_Text"><text:span text:style-name="NormalTok"><text:s text:c="12"/>printf</text:span><text:span text:style-name="OperatorTok">(</text:span><text:span text:style-name="StringTok">"Leaked </text:span><text:span text:style-name="SpecialCharTok">%d</text:span><text:span text:style-name="StringTok"> packets. "</text:span><text:span text:style-name="OperatorTok">,</text:span><text:span text:style-name="NormalTok"> outgoing</text:span><text:span text:style-name="OperatorTok">)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Leaked </text:span><text:span text:style-name="SpecialCharTok">%d</text:span><text:span text:style-name="StringTok"> packets. "</text:span><text:span text:style-name="OperatorTok">,</text:span><text:span text:style-name="NormalTok"> store</text:span><text:span text:style-name="OperatorTok">);</text:span> </text:p>
      <text:p text:style-name="Preformatted_20_Text"><text:span text:style-name="NormalTok"><text:s text:c="12"/>store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printf</text:span><text:span text:style-name="OperatorTok">(</text:span><text:span text:style-name="StringTok">"Current bucket status: </text:span><text:span text:style-name="SpecialCharTok">%d</text:span><text:span text:style-name="StringTok"> / </text:span><text:span text:style-name="SpecialCharTok">%d\n</text:span><text:span text:style-name="StringTok">"</text:span><text:span text:style-name="OperatorTok">,</text:span><text:span text:style-name="NormalTok"> store</text:span><text:span text:style-name="OperatorTok">,</text:span><text:span text:style-name="NormalTok"> bucket_siz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</text:span><text:span text:style-name="SpecialCharTok">\n</text:span><text:span text:style-name="StringTok">--- Processing remaining packets in the bucket ---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store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ore </text:span><text:span text:style-name="OperatorTok">&gt;=</text:span><text:span text:style-name="NormalTok"> outgoing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store </text:span><text:span text:style-name="OperatorTok">-=</text:span><text:span text:style-name="NormalTok"> outgoing</text:span><text:span text:style-name="OperatorTok">;</text:span> </text:p>
      <text:p text:style-name="Preformatted_20_Text"><text:span text:style-name="NormalTok"><text:s text:c="12"/>printf</text:span><text:span text:style-name="OperatorTok">(</text:span><text:span text:style-name="StringTok">"Leaked </text:span><text:span text:style-name="SpecialCharTok">%d</text:span><text:span text:style-name="StringTok"> packets. "</text:span><text:span text:style-name="OperatorTok">,</text:span><text:span text:style-name="NormalTok"> outgoing</text:span><text:span text:style-name="OperatorTok">)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Leaked </text:span><text:span text:style-name="SpecialCharTok">%d</text:span><text:span text:style-name="StringTok"> packets. "</text:span><text:span text:style-name="OperatorTok">,</text:span><text:span text:style-name="NormalTok"> store</text:span><text:span text:style-name="OperatorTok">);</text:span> </text:p>
      <text:p text:style-name="Preformatted_20_Text"><text:span text:style-name="NormalTok"><text:s text:c="12"/>store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printf</text:span><text:span text:style-name="OperatorTok">(</text:span><text:span text:style-name="StringTok">"Current bucket status: </text:span><text:span text:style-name="SpecialCharTok">%d</text:span><text:span text:style-name="StringTok"> / </text:span><text:span text:style-name="SpecialCharTok">%d\n</text:span><text:span text:style-name="StringTok">"</text:span><text:span text:style-name="OperatorTok">,</text:span><text:span text:style-name="NormalTok"> store</text:span><text:span text:style-name="OperatorTok">,</text:span><text:span text:style-name="NormalTok"> bucket_siz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</text:span><text:span text:style-name="SpecialCharTok">\n</text:span><text:span text:style-name="StringTok">Bucket is empty. Simulation complete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O/P</text:p>
      <text:p text:style-name="Preformatted_20_Text">Enter the bucket capacity: 100</text:p>
      <text:p text:style-name="Preformatted_20_Text">Enter the outgoing rate (leak rate): 20</text:p>
      <text:p text:style-name="Preformatted_20_Text">Enter the number of time intervals to simulate: 3</text:p>
      <text:p text:style-name="Preformatted_20_Text"/>
      <text:p text:style-name="Preformatted_20_Text">--- Time Interval 1 ---</text:p>
      <text:p text:style-name="Preformatted_20_Text">Enter the incoming packet size: 40</text:p>
      <text:p text:style-name="Preformatted_20_Text">Accepted 40 packets.</text:p>
      <text:p text:style-name="Preformatted_20_Text">Leaked 20 packets. Current bucket status: 20 / 100</text:p>
      <text:p text:style-name="Preformatted_20_Text"/>
      <text:p text:style-name="Preformatted_20_Text">--- Time Interval 2 ---</text:p>
      <text:p text:style-name="Preformatted_20_Text">Enter the incoming packet size: 90</text:p>
      <text:p text:style-name="Preformatted_20_Text">Bucket overflow! Dropped 10 packets.</text:p>
      <text:p text:style-name="Preformatted_20_Text">Leaked 20 packets. Current bucket status: 80 / 100</text:p>
      <text:p text:style-name="Preformatted_20_Text"/>
      <text:p text:style-name="Preformatted_20_Text">--- Time Interval 3 ---</text:p>
      <text:p text:style-name="Preformatted_20_Text">Enter the incoming packet size: 10</text:p>
      <text:p text:style-name="Preformatted_20_Text">Accepted 10 packets.</text:p>
      <text:p text:style-name="Preformatted_20_Text">Leaked 20 packets. Current bucket status: 70 / 100</text:p>
      <text:p text:style-name="Preformatted_20_Text"/>
      <text:p text:style-name="Preformatted_20_Text">--- Processing remaining packets in the bucket ---</text:p>
      <text:p text:style-name="Preformatted_20_Text">Leaked 20 packets. Current bucket status: 50 / 100</text:p>
      <text:p text:style-name="Preformatted_20_Text">Leaked 20 packets. Current bucket status: 30 / 100</text:p>
      <text:p text:style-name="Preformatted_20_Text">Leaked 20 packets. Current bucket status: 10 / 100</text:p>
      <text:p text:style-name="Preformatted_20_Text">Leaked 10 packets. Current bucket status: 0 / 100</text:p>
      <text:p text:style-name="Preformatted_20_Text"/>
      <text:p text:style-name="Preformatted_20_Text">Bucket is empty. Simulation complete.</text:p>
      <text:h text:style-name="Heading_20_1" text:outline-level="1"><text:bookmark-start text:name="ftp"/>FTP<text:bookmark-end text:name="ftp"/></text:h>
      <text:h text:style-name="Heading_20_3" text:outline-level="3"><text:bookmark-start text:name="client.c-5"/>client.c<text:bookmark-end text:name="client.c-5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unistd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define PORT </text:span><text:span text:style-name="DecValTok">8080</text:span> </text:p>
      <text:p text:style-name="Preformatted_20_Text"><text:span text:style-name="PreprocessorTok">#define BUFFER_SIZE </text:span><text:span text:style-name="DecValTok">1024</text:span>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ock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serv_addr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buffer</text:span><text:span text:style-name="OperatorTok">[</text:span><text:span text:style-name="NormalTok">BUFFER_SIZE</text:span><text:span text:style-name="OperatorTok">]</text:span><text:span text:style-name="NormalTok"> </text:span><text:span text:style-name="OperatorTok">=</text:span><text:span text:style-name="NormalTok"> </text:span><text:span text:style-name="OperatorTok">{</text:span><text:span text:style-name="DecValTok">0</text:span><text:span text:style-name="OperatorTok">};</text:span> </text:p>
      <text:p text:style-name="Preformatted_20_Text"><text:span text:style-name="NormalTok"><text:s text:c="4"/></text:span><text:span text:style-name="DataTypeTok">char</text:span><text:span text:style-name="NormalTok"> filename</text:span><text:span text:style-name="OperatorTok">[</text:span><text:span text:style-name="DecValTok">256</text:span><text:span text:style-name="OperatorTok">]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file</text:span><text:span text:style-name="OperatorTok">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(</text:span><text:span text:style-name="NormalTok">sock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STREAM</text:span><text:span text:style-name="OperatorTok">,</text:span><text:span text:style-name="NormalTok"> </text:span><text:span text:style-name="DecValTok">0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</text:span><text:span text:style-name="SpecialCharTok">\n</text:span><text:span text:style-name="StringTok"> Socket creation error 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serv_addr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serv_addr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PORT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inet_pton</text:span><text:span text:style-name="OperatorTok">(</text:span><text:span text:style-name="NormalTok">AF_INET</text:span><text:span text:style-name="OperatorTok">,</text:span><text:span text:style-name="NormalTok"> </text:span><text:span text:style-name="StringTok">"127.0.0.1"</text:span><text:span text:style-name="OperatorTok">,</text:span><text:span text:style-name="NormalTok"> </text:span><text:span text:style-name="OperatorTok">&amp;</text:span><text:span text:style-name="NormalTok">serv_addr</text:span><text:span text:style-name="OperatorTok">.</text:span><text:span text:style-name="NormalTok">sin_addr</text:span><text:span text:style-name="OperatorTok">)</text:span><text:span text:style-name="NormalTok"> </text:span><text:span text:style-name="OperatorTok">&lt;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</text:span><text:span text:style-name="SpecialCharTok">\n</text:span><text:span text:style-name="StringTok">Invalid address/ Address not supported 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text:span text:style-name="ControlFlowTok">if</text:span><text:span text:style-name="NormalTok"> </text:span><text:span text:style-name="OperatorTok">(</text:span><text:span text:style-name="NormalTok">connect</text:span><text:span text:style-name="OperatorTok">(</text:span><text:span text:style-name="NormalTok">sock</text:span><text:span text:style-name="OperatorTok">,</text:span><text:span text:style-name="NormalTok"> </text:span><text:span text:style-name="OperatorTok">(</text:span><text:span text:style-name="KeywordTok">struct</text:span><text:span text:style-name="NormalTok"> sockaddr </text:span><text:span text:style-name="OperatorTok">*)&amp;</text:span><text:span text:style-name="NormalTok">serv_addr</text:span><text:span text:style-name="OperatorTok">,</text:span><text:span text:style-name="NormalTok"> </text:span><text:span text:style-name="KeywordTok">sizeof</text:span><text:span text:style-name="OperatorTok">(</text:span><text:span text:style-name="NormalTok">serv_addr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</text:span><text:span text:style-name="SpecialCharTok">\n</text:span><text:span text:style-name="StringTok">Connection Failed 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Connected to the FTP Server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Enter the name of the file you want to download: "</text:span><text:span text:style-name="OperatorTok">);</text:span> </text:p>
      <text:p text:style-name="Preformatted_20_Text"><text:span text:style-name="NormalTok"><text:s text:c="4"/>scanf</text:span><text:span text:style-name="OperatorTok">(</text:span><text:span text:style-name="StringTok">"</text:span><text:span text:style-name="SpecialCharTok">%s</text:span><text:span text:style-name="StringTok">"</text:span><text:span text:style-name="OperatorTok">,</text:span><text:span text:style-name="NormalTok"> filename</text:span><text:span text:style-name="OperatorTok">);</text:span> </text:p>
      <text:p text:style-name="Preformatted_20_Text"><text:span text:style-name="NormalTok"><text:s text:c="4"/>send</text:span><text:span text:style-name="OperatorTok">(</text:span><text:span text:style-name="NormalTok">sock</text:span><text:span text:style-name="OperatorTok">,</text:span><text:span text:style-name="NormalTok"> filename</text:span><text:span text:style-name="OperatorTok">,</text:span><text:span text:style-name="NormalTok"> strlen</text:span><text:span text:style-name="OperatorTok">(</text:span><text:span text:style-name="NormalTok">filename</text:span><text:span text:style-name="OperatorTok">)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4"/></text:span><text:span text:style-name="DataTypeTok">int</text:span><text:span text:style-name="NormalTok"> bytes_received </text:span><text:span text:style-name="OperatorTok">=</text:span><text:span text:style-name="NormalTok"> recv</text:span><text:span text:style-name="OperatorTok">(</text:span><text:span text:style-name="NormalTok">sock</text:span><text:span text:style-name="OperatorTok">,</text:span><text:span text:style-name="NormalTok"> buffer</text:span><text:span text:style-name="OperatorTok">,</text:span><text:span text:style-name="NormalTok"> BUFFER_SIZE</text:span><text:span text:style-name="OperatorTok">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strncmp</text:span><text:span text:style-name="OperatorTok">(</text:span><text:span text:style-name="NormalTok">buffer</text:span><text:span text:style-name="OperatorTok">,</text:span><text:span text:style-name="NormalTok"> </text:span><text:span text:style-name="StringTok">"ERROR:"</text:span><text:span text:style-name="OperatorTok">,</text:span><text:span text:style-name="NormalTok"> </text:span><text:span text:style-name="DecValTok">6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</text:span><text:span text:style-name="SpecialCharTok">%s\n</text:span><text:span text:style-name="StringTok">"</text:span><text:span text:style-name="OperatorTok">,</text:span><text:span text:style-name="NormalTok"> buffer</text:span><text:span text:style-name="OperatorTok">);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char</text:span><text:span text:style-name="NormalTok"> new_filename</text:span><text:span text:style-name="OperatorTok">[</text:span><text:span text:style-name="DecValTok">300</text:span><text:span text:style-name="OperatorTok">];</text:span> </text:p>
      <text:p text:style-name="Preformatted_20_Text"><text:span text:style-name="NormalTok"><text:s text:c="8"/>snprintf</text:span><text:span text:style-name="OperatorTok">(</text:span><text:span text:style-name="NormalTok">new_filename</text:span><text:span text:style-name="OperatorTok">,</text:span><text:span text:style-name="NormalTok"> </text:span><text:span text:style-name="KeywordTok">sizeof</text:span><text:span text:style-name="OperatorTok">(</text:span><text:span text:style-name="NormalTok">new_filename</text:span><text:span text:style-name="OperatorTok">),</text:span><text:span text:style-name="NormalTok"> </text:span><text:span text:style-name="StringTok">"downloaded_</text:span><text:span text:style-name="SpecialCharTok">%s</text:span><text:span text:style-name="StringTok">"</text:span><text:span text:style-name="OperatorTok">,</text:span><text:span text:style-name="NormalTok"> filename</text:span><text:span text:style-name="OperatorTok">);</text:span> </text:p>
      <text:p text:style-name="Preformatted_20_Text"><text:span text:style-name="NormalTok"><text:s text:c="8"/>file </text:span><text:span text:style-name="OperatorTok">=</text:span><text:span text:style-name="NormalTok"> fopen</text:span><text:span text:style-name="OperatorTok">(</text:span><text:span text:style-name="NormalTok">new_filename</text:span><text:span text:style-name="OperatorTok">,</text:span><text:span text:style-name="NormalTok"> </text:span><text:span text:style-name="StringTok">"wb"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file </text:span><text:span text:style-name="OperatorTok">==</text:span><text:span text:style-name="NormalTok"> NULL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error</text:span><text:span text:style-name="OperatorTok">(</text:span><text:span text:style-name="StringTok">"Could not create local file"</text:span><text:span text:style-name="OperatorTok">);</text:span> </text:p>
      <text:p text:style-name="Preformatted_20_Text"><text:span text:style-name="NormalTok"><text:s text:c="12"/>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fwrite</text:span><text:span text:style-name="OperatorTok">(</text:span><text:span text:style-name="NormalTok">buffer</text:span><text:span text:style-name="OperatorTok">,</text:span><text:span text:style-name="NormalTok"> </text:span><text:span text:style-name="DecValTok">1</text:span><text:span text:style-name="OperatorTok">,</text:span><text:span text:style-name="NormalTok"> bytes_received</text:span><text:span text:style-name="OperatorTok">,</text:span><text:span text:style-name="NormalTok"> file</text:span><text:span text:style-name="OperatorTok">);</text:span> </text:p>
      <text:p text:style-name="Preformatted_20_Text"><text:span text:style-name="NormalTok"><text:s text:c="8"/></text:span><text:span text:style-name="ControlFlowTok">while</text:span><text:span text:style-name="NormalTok"> </text:span><text:span text:style-name="OperatorTok">((</text:span><text:span text:style-name="NormalTok">bytes_received </text:span><text:span text:style-name="OperatorTok">=</text:span><text:span text:style-name="NormalTok"> recv</text:span><text:span text:style-name="OperatorTok">(</text:span><text:span text:style-name="NormalTok">sock</text:span><text:span text:style-name="OperatorTok">,</text:span><text:span text:style-name="NormalTok"> buffer</text:span><text:span text:style-name="OperatorTok">,</text:span><text:span text:style-name="NormalTok"> BUFFER_SIZE</text:span><text:span text:style-name="OperatorTok">,</text:span><text:span text:style-name="NormalTok"> </text:span><text:span text:style-name="DecValTok">0</text:span><text:span text:style-name="OperatorTok">))</text:span><text:span text:style-name="NormalTok">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fwrite</text:span><text:span text:style-name="OperatorTok">(</text:span><text:span text:style-name="NormalTok">buffer</text:span><text:span text:style-name="OperatorTok">,</text:span><text:span text:style-name="NormalTok"> </text:span><text:span text:style-name="DecValTok">1</text:span><text:span text:style-name="OperatorTok">,</text:span><text:span text:style-name="NormalTok"> bytes_received</text:span><text:span text:style-name="OperatorTok">,</text:span><text:span text:style-name="NormalTok"> file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printf</text:span><text:span text:style-name="OperatorTok">(</text:span><text:span text:style-name="StringTok">"File downloaded successfully as '</text:span><text:span text:style-name="SpecialCharTok">%s</text:span><text:span text:style-name="StringTok">'.</text:span><text:span text:style-name="SpecialCharTok">\n</text:span><text:span text:style-name="StringTok">"</text:span><text:span text:style-name="OperatorTok">,</text:span><text:span text:style-name="NormalTok"> new_filename</text:span><text:span text:style-name="OperatorTok">);</text:span> </text:p>
      <text:p text:style-name="Preformatted_20_Text"><text:soft-page-break/><text:span text:style-name="NormalTok"><text:s text:c="8"/>fclose</text:span><text:span text:style-name="OperatorTok">(</text:span><text:span text:style-name="NormalTok">fil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close</text:span><text:span text:style-name="OperatorTok">(</text:span><text:span text:style-name="NormalTok">sock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h text:style-name="Heading_20_3" text:outline-level="3"><text:bookmark-start text:name="server.c-5"/>server.c<text:bookmark-end text:name="server.c-5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unistd.h&gt;</text:span> </text:p>
      <text:p text:style-name="Preformatted_20_Text"><text:span text:style-name="PreprocessorTok">#include </text:span><text:span text:style-name="ImportTok">&lt;arpa/inet.h&gt;</text:span> </text:p>
      <text:p text:style-name="Preformatted_20_Text"><text:span text:style-name="PreprocessorTok">#define PORT </text:span><text:span text:style-name="DecValTok">8080</text:span> </text:p>
      <text:p text:style-name="Preformatted_20_Text"><text:span text:style-name="PreprocessorTok">#define BUFFER_SIZE </text:span><text:span text:style-name="DecValTok">1024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erver_fd</text:span><text:span text:style-name="OperatorTok">,</text:span><text:span text:style-name="NormalTok"> new_socket</text:span><text:span text:style-name="OperatorTok">;</text:span> </text:p>
      <text:p text:style-name="Preformatted_20_Text"><text:span text:style-name="NormalTok"><text:s text:c="4"/></text:span><text:span text:style-name="KeywordTok">struct</text:span><text:span text:style-name="NormalTok"> sockaddr_in address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addrlen </text:span><text:span text:style-name="OperatorTok">=</text:span><text:span text:style-name="NormalTok"> </text:span><text:span text:style-name="KeywordTok">sizeof</text:span><text:span text:style-name="OperatorTok">(</text:span><text:span text:style-name="NormalTok">address</text:span><text:span text:style-name="OperatorTok">);</text:span> </text:p>
      <text:p text:style-name="Preformatted_20_Text"><text:span text:style-name="NormalTok"><text:s text:c="4"/></text:span><text:span text:style-name="DataTypeTok">char</text:span><text:span text:style-name="NormalTok"> buffer</text:span><text:span text:style-name="OperatorTok">[</text:span><text:span text:style-name="NormalTok">BUFFER_SIZE</text:span><text:span text:style-name="OperatorTok">]</text:span><text:span text:style-name="NormalTok"> </text:span><text:span text:style-name="OperatorTok">=</text:span><text:span text:style-name="NormalTok"> </text:span><text:span text:style-name="OperatorTok">{</text:span><text:span text:style-name="DecValTok">0</text:span><text:span text:style-name="OperatorTok">}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file</text:span><text:span text:style-name="OperatorTok">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(</text:span><text:span text:style-name="NormalTok">server_fd </text:span><text:span text:style-name="OperatorTok">=</text:span><text:span text:style-name="NormalTok"> socket</text:span><text:span text:style-name="OperatorTok">(</text:span><text:span text:style-name="NormalTok">AF_INET</text:span><text:span text:style-name="OperatorTok">,</text:span><text:span text:style-name="NormalTok"> SOCK_STREAM</text:span><text:span text:style-name="OperatorTok">,</text:span><text:span text:style-name="NormalTok"> </text:span><text:span text:style-name="DecValTok">0</text:span><text:span text:style-name="OperatorTok">)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Socket creation failed"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address</text:span><text:span text:style-name="OperatorTok">.</text:span><text:span text:style-name="NormalTok">sin_family </text:span><text:span text:style-name="OperatorTok">=</text:span><text:span text:style-name="NormalTok"> AF_INET</text:span><text:span text:style-name="OperatorTok">;</text:span> </text:p>
      <text:p text:style-name="Preformatted_20_Text"><text:span text:style-name="NormalTok"><text:s text:c="4"/>address</text:span><text:span text:style-name="OperatorTok">.</text:span><text:span text:style-name="NormalTok">sin_addr</text:span><text:span text:style-name="OperatorTok">.</text:span><text:span text:style-name="NormalTok">s_addr </text:span><text:span text:style-name="OperatorTok">=</text:span><text:span text:style-name="NormalTok"> INADDR_ANY</text:span><text:span text:style-name="OperatorTok">;</text:span> </text:p>
      <text:p text:style-name="Preformatted_20_Text"><text:span text:style-name="NormalTok"><text:s text:c="4"/>address</text:span><text:span text:style-name="OperatorTok">.</text:span><text:span text:style-name="NormalTok">sin_port </text:span><text:span text:style-name="OperatorTok">=</text:span><text:span text:style-name="NormalTok"> htons</text:span><text:span text:style-name="OperatorTok">(</text:span><text:span text:style-name="NormalTok">PORT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bind</text:span><text:span text:style-name="OperatorTok">(</text:span><text:span text:style-name="NormalTok">server_fd</text:span><text:span text:style-name="OperatorTok">,</text:span><text:span text:style-name="NormalTok"> </text:span><text:span text:style-name="OperatorTok">(</text:span><text:span text:style-name="KeywordTok">struct</text:span><text:span text:style-name="NormalTok"> sockaddr </text:span><text:span text:style-name="OperatorTok">*)&amp;</text:span><text:span text:style-name="NormalTok">address</text:span><text:span text:style-name="OperatorTok">,</text:span><text:span text:style-name="NormalTok"> </text:span><text:span text:style-name="KeywordTok">sizeof</text:span><text:span text:style-name="OperatorTok">(</text:span><text:span text:style-name="NormalTok">address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Bind failed"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listen</text:span><text:span text:style-name="OperatorTok">(</text:span><text:span text:style-name="NormalTok">server_fd</text:span><text:span text:style-name="OperatorTok">,</text:span><text:span text:style-name="NormalTok"> </text:span><text:span text:style-name="DecValTok">3</text:span><text:span text:style-name="OperatorTok">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Listen failed"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FTP Server listening on port </text:span><text:span text:style-name="SpecialCharTok">%d</text:span><text:span text:style-name="StringTok">...</text:span><text:span text:style-name="SpecialCharTok">\n</text:span><text:span text:style-name="StringTok">"</text:span><text:span text:style-name="OperatorTok">,</text:span><text:span text:style-name="NormalTok"> PORT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(</text:span><text:span text:style-name="NormalTok">new_socket </text:span><text:span text:style-name="OperatorTok">=</text:span><text:span text:style-name="NormalTok"> accept</text:span><text:span text:style-name="OperatorTok">(</text:span><text:span text:style-name="NormalTok">server_fd</text:span><text:span text:style-name="OperatorTok">,</text:span><text:span text:style-name="NormalTok"> </text:span><text:span text:style-name="OperatorTok">(</text:span><text:span text:style-name="KeywordTok">struct</text:span><text:span text:style-name="NormalTok"> sockaddr </text:span><text:span text:style-name="OperatorTok">*)&amp;</text:span><text:span text:style-name="NormalTok">address</text:span><text:span text:style-name="OperatorTok">,</text:span><text:span text:style-name="NormalTok"> </text:span><text:span text:style-name="OperatorTok">(</text:span><text:span text:style-name="NormalTok">socklen_t</text:span><text:span text:style-name="OperatorTok">*)&amp;</text:span><text:span text:style-name="NormalTok">addrlen</text:span><text:span text:style-name="OperatorTok">))</text:span><text:span text:style-name="NormalTok">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error</text:span><text:span text:style-name="OperatorTok">(</text:span><text:span text:style-name="StringTok">"Accept failed"</text:span><text:span text:style-name="OperatorTok">);</text:span> </text:p>
      <text:p text:style-name="Preformatted_20_Text"><text:span text:style-name="NormalTok"><text:s text:c="8"/>exit</text:span><text:span text:style-name="OperatorTok">(</text:span><text:span text:style-name="NormalTok">EXIT_FAILURE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Client connected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recv</text:span><text:span text:style-name="OperatorTok">(</text:span><text:span text:style-name="NormalTok">new_socket</text:span><text:span text:style-name="OperatorTok">,</text:span><text:span text:style-name="NormalTok"> buffer</text:span><text:span text:style-name="OperatorTok">,</text:span><text:span text:style-name="NormalTok"> BUFFER_SIZE</text:span><text:span text:style-name="OperatorTok">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Client requested file: </text:span><text:span text:style-name="SpecialCharTok">%s\n</text:span><text:span text:style-name="StringTok">"</text:span><text:span text:style-name="OperatorTok">,</text:span><text:span text:style-name="NormalTok"> buffer</text:span><text:span text:style-name="OperatorTok">);</text:span> </text:p>
      <text:p text:style-name="Preformatted_20_Text"><text:span text:style-name="NormalTok"><text:s text:c="4"/>file </text:span><text:span text:style-name="OperatorTok">=</text:span><text:span text:style-name="NormalTok"> fopen</text:span><text:span text:style-name="OperatorTok">(</text:span><text:span text:style-name="NormalTok">buffer</text:span><text:span text:style-name="OperatorTok">,</text:span><text:span text:style-name="NormalTok"> </text:span><text:span text:style-name="StringTok">"rb"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file </text:span><text:span text:style-name="OperatorTok">==</text:span><text:span text:style-name="NormalTok"> NULL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char</text:span><text:span text:style-name="NormalTok"> </text:span><text:span text:style-name="OperatorTok">*</text:span><text:span text:style-name="NormalTok">error_msg </text:span><text:span text:style-name="OperatorTok">=</text:span><text:span text:style-name="NormalTok"> </text:span><text:span text:style-name="StringTok">"ERROR: File not found."</text:span><text:span text:style-name="OperatorTok">;</text:span> </text:p>
      <text:p text:style-name="Preformatted_20_Text"><text:span text:style-name="NormalTok"><text:s text:c="8"/>send</text:span><text:span text:style-name="OperatorTok">(</text:span><text:span text:style-name="NormalTok">new_socket</text:span><text:span text:style-name="OperatorTok">,</text:span><text:span text:style-name="NormalTok"> error_msg</text:span><text:span text:style-name="OperatorTok">,</text:span><text:span text:style-name="NormalTok"> strlen</text:span><text:span text:style-name="OperatorTok">(</text:span><text:span text:style-name="NormalTok">error_msg</text:span><text:span text:style-name="OperatorTok">)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File not found. Error message sent to client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Sending file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DataTypeTok">int</text:span><text:span text:style-name="NormalTok"> bytes_read</text:span><text:span text:style-name="OperatorTok">;</text:span> </text:p>
      <text:p text:style-name="Preformatted_20_Text"><text:span text:style-name="NormalTok"><text:s text:c="8"/></text:span><text:span text:style-name="ControlFlowTok">while</text:span><text:span text:style-name="NormalTok"> </text:span><text:span text:style-name="OperatorTok">((</text:span><text:span text:style-name="NormalTok">bytes_read </text:span><text:span text:style-name="OperatorTok">=</text:span><text:span text:style-name="NormalTok"> fread</text:span><text:span text:style-name="OperatorTok">(</text:span><text:span text:style-name="NormalTok">buffer</text:span><text:span text:style-name="OperatorTok">,</text:span><text:span text:style-name="NormalTok"> </text:span><text:span text:style-name="DecValTok">1</text:span><text:span text:style-name="OperatorTok">,</text:span><text:span text:style-name="NormalTok"> BUFFER_SIZE</text:span><text:span text:style-name="OperatorTok">,</text:span><text:span text:style-name="NormalTok"> file</text:span><text:span text:style-name="OperatorTok">))</text:span><text:span text:style-name="NormalTok">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send</text:span><text:span text:style-name="OperatorTok">(</text:span><text:span text:style-name="NormalTok">new_socket</text:span><text:span text:style-name="OperatorTok">,</text:span><text:span text:style-name="NormalTok"> buffer</text:span><text:span text:style-name="OperatorTok">,</text:span><text:span text:style-name="NormalTok"> bytes_read</text:span><text:span text:style-name="OperatorTok">,</text:span><text:span text:style-name="NormalTok"> </text:span><text:span text:style-name="DecValTok">0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fclose</text:span><text:span text:style-name="OperatorTok">(</text:span><text:span text:style-name="NormalTok">file</text:span><text:span text:style-name="OperatorTok">);</text:span> </text:p>
      <text:p text:style-name="Preformatted_20_Text"><text:span text:style-name="NormalTok"><text:s text:c="8"/>printf</text:span><text:span text:style-name="OperatorTok">(</text:span><text:span text:style-name="StringTok">"File transfer complete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close</text:span><text:span text:style-name="OperatorTok">(</text:span><text:span text:style-name="NormalTok">new_socket</text:span><text:span text:style-name="OperatorTok">);</text:span> </text:p>
      <text:p text:style-name="Preformatted_20_Text"><text:span text:style-name="NormalTok"><text:s text:c="4"/>close</text:span><text:span text:style-name="OperatorTok">(</text:span><text:span text:style-name="NormalTok">server_fd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>O/P client</text:p>
      <text:p text:style-name="Preformatted_20_Text">Connected to the FTP Server.</text:p>
      <text:p text:style-name="Preformatted_20_Text">Enter the name of the file you want to download: test.txt</text:p>
      <text:p text:style-name="Preformatted_20_Text">File downloaded successfully as 'downloaded_test.txt'.</text:p>
      <text:p text:style-name="Preformatted_20_Text"/>
      <text:p text:style-name="Preformatted_20_Text">O/P server</text:p>
      <text:p text:style-name="Preformatted_20_Text">FTP Server listening on port 8080...</text:p>
      <text:p text:style-name="Preformatted_20_Text">Client connected.</text:p>
      <text:p text:style-name="Preformatted_20_Text">Client requested file: test.txt</text:p>
      <text:p text:style-name="Preformatted_20_Text">Sending file...</text:p>
      <text:p text:style-name="Preformatted_20_Text">File transfer comple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title/>
    <dc:description/>
    <dc:subject/>
    <meta:keyword/>
    <meta:initial-creator/>
    <meta:creation-date>2026-03-01T05:50:36Z</meta:creation-date>
    <dc:date>2026-03-01T11:30:47.539897879</dc:date>
    <meta:print-date>2026-03-01T11:30:41.999490845</meta:print-date>
    <meta:printed-by>PDF files</meta:printed-by>
    <meta:editing-duration>PT5S</meta:editing-duration>
    <meta:editing-cycles>1</meta:editing-cycles>
    <meta:document-statistic meta:table-count="0" meta:image-count="0" meta:object-count="0" meta:page-count="12" meta:paragraph-count="875" meta:word-count="3167" meta:character-count="26655" meta:non-whitespace-character-count="20026"/>
    <meta:user-defined meta:name="base_path">/mnt/ed2dda7e-e835-4283-833a-8f1c54a38513/Computer-Networks</meta:user-defined>
  </office:meta>
</office:document-meta>
</file>